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Configurations2/accelerator/current.xml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95/Configurations2/accelerator/current.xml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96/Configurations2/accelerator/current.xml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accelerator/current.xml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98/Configurations2/accelerator/current.xml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accelerator/current.xml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00/Configurations2/accelerator/current.xml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01/Configurations2/accelerator/current.xml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02/Configurations2/accelerator/current.xml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application/rdf+xml" manifest:full-path="manifest.rdf"/>
  <manifest:file-entry manifest:media-type="" manifest:full-path="Object 103/Configurations2/accelerator/current.xml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04/Configurations2/accelerator/current.xml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05/Configurations2/accelerator/current.xml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06/Configurations2/accelerator/current.xml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07/Configurations2/accelerator/current.xml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08/Configurations2/accelerator/current.xml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" manifest:full-path="ObjectReplacements/Object 21"/>
  <manifest:file-entry manifest:media-type="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 109/Configurations2/accelerator/current.xml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10/Configurations2/accelerator/current.xml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11/Configurations2/accelerator/current.xml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12/Configurations2/accelerator/current.xml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13/Configurations2/accelerator/current.xml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14/Configurations2/accelerator/current.xml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15/Configurations2/accelerator/current.xml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85/Configurations2/accelerator/current.xml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89/Configurations2/accelerator/current.xml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5_5f_量词" style:display-name="Table5_量词" style:family="table">
      <style:table-properties style:width="17cm" table:align="margins"/>
    </style:style>
    <style:style style:name="Table5_5f_量词.A" style:display-name="Table5_量词.A" style:family="table-column">
      <style:table-column-properties style:column-width="5.667cm" style:rel-column-width="21845*"/>
    </style:style>
    <style:style style:name="Table5_5f_量词.A1" style:display-name="Table5_量词.A1" style:family="table-cell">
      <style:table-cell-properties fo:padding="0.097cm" fo:border="none"/>
    </style:style>
    <style:style style:name="Table4" style:family="table">
      <style:table-properties style:width="17cm" fo:margin-left="-0.026cm" table:align="left"/>
    </style:style>
    <style:style style:name="Table4.A" style:family="table-column">
      <style:table-column-properties style:column-width="8.528cm"/>
    </style:style>
    <style:style style:name="Table4.B" style:family="table-column">
      <style:table-column-properties style:column-width="8.472cm"/>
    </style:style>
    <style:style style:name="Table4.A1" style:family="table-cell">
      <style:table-cell-properties fo:padding="0cm" fo:border="none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3">
      <style:text-properties fo:font-style="normal" style:font-style-asian="normal" style:font-style-complex="normal"/>
    </style:style>
    <style:style style:name="P5" style:family="paragraph" style:parent-style-name="Heading_20_4">
      <style:text-properties fo:font-style="normal" style:font-style-asian="normal" style:font-style-complex="normal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>
      <style:text-properties fo:font-style="normal" style:font-style-asian="normal" style:font-style-complex="normal"/>
    </style:style>
    <style:style style:name="P9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10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第一章 基础：逻辑，集合和函数</text:h>
      <text:h text:style-name="Heading_20_2" text:outline-level="2">1.1 逻辑</text:h>
      <text:h text:style-name="Heading_20_3" text:outline-level="3">1.1.2 命题</text:h>
      <text:p text:style-name="P2">一个命题是一个或真或假的陈述句，但不能够既真又假。</text:p>
      <text:p text:style-name="Text_20_body">命题一般使用p,q,r,s...等变量来表示。</text:p>
      <text:p text:style-name="Text_20_body">如果一个命题是真的，用T表示；否则用F表示。</text:p>
      <text:p text:style-name="Text_20_body">命题要点：</text:p>
      <text:list xml:id="list5013425827648544293" text:style-name="L1">
        <text:list-item>
          <text:p text:style-name="P6">必须是陈述句。疑问句，祈使句等都不是命题。</text:p>
        </text:list-item>
        <text:list-item>
          <text:p text:style-name="P6">必须是真或是假。不能够既真又假。</text:p>
        </text:list-item>
      </text:list>
      <text:p text:style-name="Text_20_body"/>
      <text:p text:style-name="Text_20_body">组合命题：由已有的命题通过逻辑运算符组合而来。</text:p>
      <text:h text:style-name="Heading_20_4" text:outline-level="4">定义1 命题的否定</text:h>
      <text:p text:style-name="Text_20_body">令p为一命题，则语句 <text:span text:style-name="T1">“不是p所说的情形”</text:span>是另一命题。称该语句为<text:span text:style-name="T2">p的的否定</text:span>。</text:p>
      <text:p text:style-name="Text_20_body">使用<draw:frame draw:style-name="fr1" draw:name="Object1" text:anchor-type="as-char" svg:y="-0.393cm" svg:width="0.76cm" svg:height="0.492cm" draw:z-index="0"><draw:object xlink:href="./Object 1" xlink:type="simple" xlink:show="embed" xlink:actuate="onLoad"/><draw:image xlink:href="./ObjectReplacements/Object 1" xlink:type="simple" xlink:show="embed" xlink:actuate="onLoad"/></draw:frame>表示，<draw:frame draw:style-name="fr1" draw:name="Object2" text:anchor-type="as-char" svg:y="-0.393cm" svg:width="0.758cm" svg:height="0.49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读作“非p”</text:p>
      <text:h text:style-name="Heading_20_4" text:outline-level="4">定义2 AND </text:h>
      <text:p text:style-name="Text_20_body">令p和q为命题，则<draw:frame draw:style-name="fr1" draw:name="Object3" text:anchor-type="as-char" svg:y="-0.393cm" svg:width="1.111cm" svg:height="0.492cm" draw:z-index="2"><draw:object xlink:href="./Object 3" xlink:type="simple" xlink:show="embed" xlink:actuate="onLoad"/><draw:image xlink:href="./ObjectReplacements/Object 3" xlink:type="simple" xlink:show="embed" xlink:actuate="onLoad"/></draw:frame>表示语句”p而且q”。它是这样一个命题：</text:p>
      <text:p text:style-name="Text_20_body">当p和q都为真时，<draw:frame draw:style-name="fr1" draw:name="Object4" text:anchor-type="as-char" svg:y="-0.393cm" svg:width="1.111cm" svg:height="0.49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为真。其他情况， <draw:frame draw:style-name="fr1" draw:name="Object5" text:anchor-type="as-char" svg:y="-0.393cm" svg:width="1.111cm" svg:height="0.49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为假。</text:p>
      <text:h text:style-name="Heading_20_4" text:outline-level="4">定义3 OR </text:h>
      <text:p text:style-name="Text_20_body">令p和q为命题，则<draw:frame draw:style-name="fr1" draw:name="Object9" text:anchor-type="as-char" svg:y="-0.393cm" svg:width="1.113cm" svg:height="0.492cm" draw:z-index="5"><draw:object xlink:href="./Object 9" xlink:type="simple" xlink:show="embed" xlink:actuate="onLoad"/><draw:image xlink:href="./ObjectReplacements/Object 9" xlink:type="simple" xlink:show="embed" xlink:actuate="onLoad"/><svg:desc>formula</svg:desc></draw:frame>表示语句”p或者q”。它是这样一个命题：</text:p>
      <text:p text:style-name="Text_20_body">当p和q都为假时，<draw:frame draw:style-name="fr1" draw:name="Object10" text:anchor-type="as-char" svg:y="-0.393cm" svg:width="1.113cm" svg:height="0.492cm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为假。其他情况， <draw:frame draw:style-name="fr1" draw:name="Object11" text:anchor-type="as-char" svg:y="-0.393cm" svg:width="1.113cm" svg:height="0.492cm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为真。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Text_20_body">p<text:tab/>q<text:tab/><draw:frame draw:style-name="fr1" draw:name="Object22" text:anchor-type="as-char" svg:y="-0.393cm" svg:width="1.111cm" svg:height="0.492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office:value-type="string">
            <text:p text:style-name="Text_20_body">p<text:tab/>q<text:tab/><draw:frame draw:style-name="fr1" draw:name="Object20" text:anchor-type="as-char" svg:y="-0.393cm" svg:width="1.113cm" svg:height="0.492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F</text:p>
            <text:p text:style-name="Text_20_body">F<text:tab/>F<text:tab/><text:tab/>F</text:p>
          </table:table-cell>
          <table:table-cell office:value-type="string">
            <text:p text:style-name="Text_20_body">T<text:tab/>T<text:tab/><text:tab/>T</text:p>
            <text:p text:style-name="Text_20_body">T<text:tab/>F<text:tab/><text:tab/>T</text:p>
            <text:p text:style-name="Text_20_body">F<text:tab/>T<text:tab/><text:tab/>T</text:p>
            <text:p text:style-name="Text_20_body">F<text:tab/>F<text:tab/><text:tab/>F</text:p>
          </table:table-cell>
        </table:table-row>
      </table:table>
      <text:h text:style-name="Heading_20_4" text:outline-level="4">定义4 异或 </text:h>
      <text:p text:style-name="Text_20_body">令p和q为命题，则<draw:frame draw:style-name="fr1" draw:name="Object14" text:anchor-type="as-char" svg:y="-0.393cm" svg:width="1.113cm" svg:height="0.492cm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表示p和q的异或。它是这样一个命题：</text:p>
      <text:p text:style-name="Text_20_body">当p和q的值不同时，<draw:frame draw:style-name="fr1" draw:name="Object15" text:anchor-type="as-char" svg:y="-0.393cm" svg:width="1.113cm" svg:height="0.492cm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为真。其他情况，<draw:frame draw:style-name="fr1" draw:name="Object16" text:anchor-type="as-char" svg:y="-0.393cm" svg:width="1.113cm" svg:height="0.492cm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为假。</text:p>
      <text:h text:style-name="Heading_20_4" text:outline-level="4"><text:soft-page-break/>定义5 蕴涵 </text:h>
      <text:p text:style-name="Text_20_body">令p和q为命题，则<draw:frame draw:style-name="fr1" draw:name="Object6" text:anchor-type="as-char" svg:y="-0.393cm" svg:width="1.134cm" svg:height="0.492cm" draw:z-index="13"><draw:object xlink:href="./Object 8" xlink:type="simple" xlink:show="embed" xlink:actuate="onLoad"/><draw:image xlink:href="./ObjectReplacements/Object 8" xlink:type="simple" xlink:show="embed" xlink:actuate="onLoad"/><svg:desc>formula</svg:desc></draw:frame>表示p和q的蕴涵。它是这样一个命题：</text:p>
      <text:p text:style-name="Text_20_body">当p为真，q为假时，<draw:frame draw:style-name="fr1" draw:name="Object7" text:anchor-type="as-char" svg:y="-0.393cm" svg:width="1.134cm" svg:height="0.492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为假。其他情况， <draw:frame draw:style-name="fr1" draw:name="Object8" text:anchor-type="as-char" svg:y="-0.393cm" svg:width="1.134cm" svg:height="0.492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为真。</text:p>
      <text:p text:style-name="Text_20_body">称p为假设，前提，充分条件；称q为结论，后果，必要条件。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p<text:tab/>q<text:tab/><draw:frame draw:style-name="fr1" draw:name="Object18" text:anchor-type="as-char" svg:y="-0.393cm" svg:width="1.113cm" svg:height="0.492cm" draw:z-index="2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office:value-type="string">
            <text:p text:style-name="Text_20_body">p<text:tab/>q<text:tab/><draw:frame draw:style-name="fr1" draw:name="Object13" text:anchor-type="as-char" svg:y="-0.393cm" svg:width="1.134cm" svg:height="0.492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T<text:tab/>T<text:tab/><text:tab/>F</text:p>
            <text:p text:style-name="Text_20_body">T<text:tab/>F<text:tab/><text:tab/>T</text:p>
            <text:p text:style-name="Text_20_body">F<text:tab/>T<text:tab/><text:tab/>T</text:p>
            <text:p text:style-name="Text_20_body">F<text:tab/>F<text:tab/><text:tab/>F</text:p>
          </table:table-cell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T</text:p>
            <text:p text:style-name="Text_20_body">F<text:tab/>F<text:tab/><text:tab/>T</text:p>
          </table:table-cell>
        </table:table-row>
      </table:table>
      <text:p text:style-name="Text_20_body"/>
      <text:p text:style-name="Text_20_body">逆蕴涵<draw:frame draw:style-name="fr1" draw:name="Object17" text:anchor-type="as-char" svg:y="-0.393cm" svg:width="1.134cm" svg:height="0.492cm" draw:z-index="24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Text_20_body">逆否命题<draw:frame draw:style-name="fr1" draw:name="Object19" text:anchor-type="as-char" svg:y="-0.393cm" svg:width="1.681cm" svg:height="0.492cm" draw:z-index="27"><draw:object xlink:href="./Object 21" xlink:type="simple" xlink:show="embed" xlink:actuate="onLoad"/><draw:image xlink:href="./ObjectReplacements/Object 21" xlink:type="simple" xlink:show="embed" xlink:actuate="onLoad"/></draw:frame></text:p>
      <text:p text:style-name="Text_20_body"><draw:frame draw:style-name="fr1" draw:name="Object12" text:anchor-type="as-char" svg:y="-0.393cm" svg:width="1.134cm" svg:height="0.492cm" draw:z-index="30"><draw:object xlink:href="./Object 17" xlink:type="simple" xlink:show="embed" xlink:actuate="onLoad"/><draw:image xlink:href="./ObjectReplacements/Object 17" xlink:type="simple" xlink:show="embed" xlink:actuate="onLoad"/><svg:desc>formula</svg:desc></draw:frame>表述为自然语言就是：</text:p>
      <text:p text:style-name="Text_20_body">如果p, 那么q; <text:tab/><text:tab/>只要p, 就q</text:p>
      <text:p text:style-name="Text_20_body">只有q，才p; <text:tab/><text:tab/>仅当q, <text:s/>p</text:p>
      <text:p text:style-name="Text_20_body"/>
      <text:p text:style-name="Text_20_body">举例：</text:p>
      <text:p text:style-name="Text_20_body">如果下雨，那么地会湿</text:p>
      <text:p text:style-name="Text_20_body">只要下雨，地就会湿</text:p>
      <text:p text:style-name="Text_20_body">只有地湿了，才有可能下雨； 如果地没湿，则不可能下雨</text:p>
      <text:p text:style-name="Text_20_body"/>
      <text:p text:style-name="Text_20_body">两个没有实际意义的蕴涵：</text:p>
      <text:list xml:id="list5136259011612935996" text:style-name="L2">
        <text:list-item>
          <text:p text:style-name="P7">如果今天是星期五，那么2+3=5</text:p>
          <text:p text:style-name="P7">由于q总是真的，所以蕴涵总是为真。</text:p>
          <text:p text:style-name="P7">但是p和q之间没有任何关联，蕴涵没有实际意义。</text:p>
        </text:list-item>
        <text:list-item>
          <text:p text:style-name="P7">如果今天是星期五，那么2+3=6</text:p>
        </text:list-item>
      </text:list>
      <text:p text:style-name="Text_20_body"><text:tab/><text:tab/>当今天是星期五时，蕴涵为假。否者蕴涵为真。</text:p>
      <text:p text:style-name="Text_20_body"><text:tab/><text:tab/>但是p和q之间没有任何关联，蕴涵没有实际意义。</text:p>
      <text:h text:style-name="Heading_20_4" text:outline-level="4">定义6 双蕴涵 </text:h>
      <text:p text:style-name="Text_20_body">令p和q为命题，则<draw:frame draw:style-name="fr1" draw:name="Object25" text:anchor-type="as-char" svg:y="-0.393cm" svg:width="1.503cm" svg:height="0.492cm" draw:z-index="31"><draw:object xlink:href="./Object 25" xlink:type="simple" xlink:show="embed" xlink:actuate="onLoad"/><draw:image xlink:href="./ObjectReplacements/Object 25" xlink:type="simple" xlink:show="embed" xlink:actuate="onLoad"/><svg:desc>formula</svg:desc></draw:frame>是这样一个命题：</text:p>
      <text:p text:style-name="Text_20_body">当p，q的真值相等时，<draw:frame draw:style-name="fr1" draw:name="Object23" text:anchor-type="as-char" svg:y="-0.393cm" svg:width="1.503cm" svg:height="0.492cm" draw:z-index="32"><draw:object xlink:href="./Object 23" xlink:type="simple" xlink:show="embed" xlink:actuate="onLoad"/><draw:image xlink:href="./ObjectReplacements/Object 23" xlink:type="simple" xlink:show="embed" xlink:actuate="onLoad"/><svg:desc>formula</svg:desc></draw:frame>为真。否则，<draw:frame draw:style-name="fr1" draw:name="Object24" text:anchor-type="as-char" svg:y="-0.393cm" svg:width="1.503cm" svg:height="0.492cm" draw:z-index="36"><draw:object xlink:href="./Object 24" xlink:type="simple" xlink:show="embed" xlink:actuate="onLoad"/><draw:image xlink:href="./ObjectReplacements/Object 24" xlink:type="simple" xlink:show="embed" xlink:actuate="onLoad"/><svg:desc>formula</svg:desc></draw:frame>为假。</text:p>
      <text:p text:style-name="Text_20_body"/>
      <text:p text:style-name="Text_20_body">通过真值表可以发现， 双蕴涵和异或是互逆关系。</text:p>
      <text:p text:style-name="Text_20_body"><text:soft-page-break/><draw:frame draw:style-name="fr1" draw:name="Object27" text:anchor-type="as-char" svg:y="-0.393cm" svg:width="3.348cm" svg:height="0.517cm" draw:z-index="3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Text_20_body">p<text:tab/>q<text:tab/><draw:frame draw:style-name="fr1" draw:name="Object26" text:anchor-type="as-char" svg:y="-0.393cm" svg:width="1.113cm" svg:height="0.492cm" draw:z-index="3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F</text:p>
            <text:p text:style-name="Text_20_body">F<text:tab/>F<text:tab/><text:tab/>T</text:p>
          </table:table-cell>
          <table:table-cell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1.1.3 自然语言和逻辑语言之间的翻译</text:h>
      <text:h text:style-name="Heading_20_4" text:outline-level="4">句型：如果p那么q</text:h>
      <text:p text:style-name="Text_20_body"><draw:frame draw:style-name="fr1" draw:name="Object30" text:anchor-type="as-char" svg:y="-0.393cm" svg:width="1.134cm" svg:height="0.492cm" draw:z-index="3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h text:style-name="Heading_20_4" text:outline-level="4">句型：只有q才p</text:h>
      <text:p text:style-name="Text_20_body"><draw:frame draw:style-name="fr1" draw:name="Object31" text:anchor-type="as-char" svg:y="-0.393cm" svg:width="1.134cm" svg:height="0.492cm" draw:z-index="4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Text_20_body">例子：只有你主修计算机专业或不是新生，才可以从校内访问Internet。</text:p>
      <text:p text:style-name="Text_20_body">解：c 表示主修计算机专业，f表示是新生， a可以从校内访问Internet。</text:p>
      <text:p text:style-name="Text_20_body"><text:s/><draw:frame draw:style-name="fr1" draw:name="Object28" text:anchor-type="as-char" svg:y="-0.393cm" svg:width="2.327cm" svg:height="0.517cm" draw:z-index="41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h text:style-name="Heading_20_2" text:outline-level="2">1.2 命题等价</text:h>
      <text:h text:style-name="Heading_20_4" text:outline-level="4">定义 1 永真式和矛盾式</text:h>
      <text:p text:style-name="Text_20_body">对于一个复合命题，如果无论其中子命题的值是什么，该复合命题的值都是真的。</text:p>
      <text:p text:style-name="Text_20_body">则称该命题是<text:span text:style-name="T2">永真式</text:span>。</text:p>
      <text:p text:style-name="Text_20_body">对于一个复合命题，如果无论其中子命题的值是什么，该复合命题的值都是假的。</text:p>
      <text:p text:style-name="Text_20_body">则称该命题是<text:span text:style-name="T2">矛盾式</text:span>。</text:p>
      <text:p text:style-name="Text_20_body">如果一个命题既不是永真式，又不是矛盾式，则称其为<text:span text:style-name="T2">可能式</text:span>。</text:p>
      <text:p text:style-name="Text_20_body"/>
      <text:p text:style-name="Text_20_body">永真式：<draw:frame draw:style-name="fr1" draw:name="Object32" text:anchor-type="as-char" svg:y="-0.393cm" svg:width="1.393cm" svg:height="0.492cm" draw:z-index="42"><draw:object xlink:href="./Object 32" xlink:type="simple" xlink:show="embed" xlink:actuate="onLoad"/><draw:image xlink:href="./ObjectReplacements/Object 32" xlink:type="simple" xlink:show="embed" xlink:actuate="onLoad"/></draw:frame></text:p>
      <text:p text:style-name="Text_20_body">矛盾式：<draw:frame draw:style-name="fr1" draw:name="Object36" text:anchor-type="as-char" svg:y="-0.393cm" svg:width="1.397cm" svg:height="0.492cm" draw:z-index="46"><draw:object xlink:href="./Object 36" xlink:type="simple" xlink:show="embed" xlink:actuate="onLoad"/><draw:image xlink:href="./ObjectReplacements/Object 36" xlink:type="simple" xlink:show="embed" xlink:actuate="onLoad"/></draw:frame></text:p>
      <text:h text:style-name="Heading_20_3" text:outline-level="3">1.2.2 逻辑等价</text:h>
      <text:h text:style-name="Heading_20_4" text:outline-level="4">定义 2 <text:s/>逻辑等价</text:h>
      <text:p text:style-name="Standard">p和q是复合命题， 如果<draw:frame draw:style-name="fr1" draw:name="Object37" text:anchor-type="as-char" svg:y="-0.393cm" svg:width="1.499cm" svg:height="0.492cm" draw:z-index="48"><draw:object xlink:href="./Object 37" xlink:type="simple" xlink:show="embed" xlink:actuate="onLoad"/><draw:image xlink:href="./ObjectReplacements/Object 37" xlink:type="simple" xlink:show="embed" xlink:actuate="onLoad"/></draw:frame>是永真式，可称p和q逻辑等价。</text:p>
      <text:p text:style-name="Text_20_body">记号<draw:frame draw:style-name="fr1" draw:name="Object38" text:anchor-type="as-char" svg:y="-0.393cm" svg:width="1.229cm" svg:height="0.492cm" draw:z-index="55"><draw:object xlink:href="./Object 38" xlink:type="simple" xlink:show="embed" xlink:actuate="onLoad"/><draw:image xlink:href="./ObjectReplacements/Object 38" xlink:type="simple" xlink:show="embed" xlink:actuate="onLoad"/></draw:frame>表示p和q逻辑等价。</text:p>
      <text:p text:style-name="Text_20_body">判断逻辑等价的最基本的方式是真值表。</text:p>
      <text:p text:style-name="Text_20_body"><text:soft-page-break/></text:p>
      <text:p text:style-name="Text_20_body">例子： 证明 <draw:frame draw:style-name="fr1" draw:name="Object57" text:anchor-type="as-char" svg:y="-0.393cm" svg:width="3.009cm" svg:height="0.515cm" draw:z-index="56"><draw:object xlink:href="./Object 57" xlink:type="simple" xlink:show="embed" xlink:actuate="onLoad"/><draw:image xlink:href="./ObjectReplacements/Object 57" xlink:type="simple" xlink:show="embed" xlink:actuate="onLoad"/></draw:frame>为永真式</text:p>
      <text:p text:style-name="Text_20_body"><draw:frame draw:style-name="fr1" draw:name="Object58" text:anchor-type="as-char" svg:y="-0.393cm" svg:width="18.276cm" svg:height="0.517cm" draw:z-index="17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Standard"><draw:frame draw:style-name="fr1" draw:name="Object59" text:anchor-type="as-char" svg:y="-0.393cm" svg:width="6.943cm" svg:height="0.515cm" draw:z-index="18"><draw:object xlink:href="./Object 59" xlink:type="simple" xlink:show="embed" xlink:actuate="onLoad"/><draw:image xlink:href="./ObjectReplacements/Object 59" xlink:type="simple" xlink:show="embed" xlink:actuate="onLoad"/></draw:frame></text:p>
      <text:h text:style-name="Heading_20_2" text:outline-level="2">1.3 量词和谓词</text:h>
      <text:h text:style-name="Heading_20_3" text:outline-level="3">1.3.1 引言</text:h>
      <text:h text:style-name="Heading_20_4" text:outline-level="4">谓词</text:h>
      <text:p text:style-name="Text_20_body">对于含有变量的陈述句，如x &gt; 3， 可以分解成主语”x“， <text:s/>以及谓词”大于3”</text:p>
      <text:p text:style-name="Text_20_body">可以使用P(x)表示”x &gt; 3”, 其中P表示谓词“大于3”， 而x是变量。</text:p>
      <text:p text:style-name="Standard">也可以将P(x)称为命题函数P在x的值。</text:p>
      <text:p text:style-name="Standard"/>
      <text:p text:style-name="Standard">命题函数可能有多个变量</text:p>
      <text:p text:style-name="Standard">如x = y + 3, 可以使用Q(x, y)来表示。</text:p>
      <text:p text:style-name="Standard"/>
      <text:p text:style-name="Standard">涉及n个变量如<draw:frame draw:style-name="fr1" draw:name="Object60" text:anchor-type="as-char" svg:y="-0.393cm" svg:width="2.332cm" svg:height="0.563cm" draw:z-index="57"><draw:object xlink:href="./Object 60" xlink:type="simple" xlink:show="embed" xlink:actuate="onLoad"/><draw:image xlink:href="./ObjectReplacements/Object 60" xlink:type="simple" xlink:show="embed" xlink:actuate="onLoad"/></draw:frame>的命题可用<draw:frame draw:style-name="fr1" draw:name="Object61" text:anchor-type="as-char" svg:y="-0.393cm" svg:width="3.027cm" svg:height="0.563cm" draw:z-index="58"><draw:object xlink:href="./Object 61" xlink:type="simple" xlink:show="embed" xlink:actuate="onLoad"/><draw:image xlink:href="./ObjectReplacements/Object 61" xlink:type="simple" xlink:show="embed" xlink:actuate="onLoad"/><svg:desc>formula</svg:desc></draw:frame>来表示。</text:p>
      <text:h text:style-name="Heading_20_3" text:outline-level="3">1.3.2量词</text:h>
      <text:h text:style-name="Heading_20_4" text:outline-level="4">定义1 全称量化</text:h>
      <text:p text:style-name="Text_20_body">P(x)的全称量化是命题“P(x)对x在其论域中的所有值都为真”。记为：</text:p>
      <text:p text:style-name="P1"><draw:frame draw:style-name="fr1" draw:name="对象1" text:anchor-type="as-char" svg:y="-0.388cm" svg:width="1.744cm" svg:height="0.51cm" draw:z-index="59"><draw:object xlink:href="./Object 62" xlink:type="simple" xlink:show="embed" xlink:actuate="onLoad"/><draw:image xlink:href="./ObjectReplacements/Object 62" xlink:type="simple" xlink:show="embed" xlink:actuate="onLoad"/></draw:frame></text:p>
      <text:p text:style-name="Text_20_body">读作”对于所有x, (或对于每个x)， P(x)”</text:p>
      <text:p text:style-name="Text_20_body"/>
      <text:p text:style-name="Text_20_body">当论域中所有元素可以列举成 <draw:frame draw:style-name="fr1" draw:name="对象3" text:anchor-type="as-char" svg:y="-0.377cm" svg:width="2.066cm" svg:height="0.533cm" draw:z-index="60"><draw:object xlink:href="./Object 64" xlink:type="simple" xlink:show="embed" xlink:actuate="onLoad"/><draw:image xlink:href="./ObjectReplacements/Object 64" xlink:type="simple" xlink:show="embed" xlink:actuate="onLoad"/></draw:frame>时，</text:p>
      <text:p text:style-name="Text_20_body"><draw:frame draw:style-name="fr1" draw:name="对象2" text:anchor-type="as-char" svg:y="-0.39cm" svg:width="6.634cm" svg:height="0.543cm" draw:z-index="62"><draw:object xlink:href="./Object 63" xlink:type="simple" xlink:show="embed" xlink:actuate="onLoad"/><draw:image xlink:href="./ObjectReplacements/Object 63" xlink:type="simple" xlink:show="embed" xlink:actuate="onLoad"/></draw:frame></text:p>
      <text:h text:style-name="Heading_20_4" text:outline-level="4">定义2 存在量化</text:h>
      <text:p text:style-name="Text_20_body">P(x)的存在量化是命题“论域中存在一个x使得P(x)为真”。记为：</text:p>
      <text:p text:style-name="P1"><draw:frame draw:style-name="fr1" draw:name="对象4" text:anchor-type="as-char" svg:y="-0.39cm" svg:width="1.699cm" svg:height="0.512cm" draw:z-index="63"><draw:object xlink:href="./Object 65" xlink:type="simple" xlink:show="embed" xlink:actuate="onLoad"/><draw:image xlink:href="./ObjectReplacements/Object 65" xlink:type="simple" xlink:show="embed" xlink:actuate="onLoad"/><svg:desc>公式</svg:desc></draw:frame></text:p>
      <text:p text:style-name="Text_20_body">读作”有一个x使得P(x)”</text:p>
      <text:p text:style-name="Text_20_body">”至少有一个x使得P(x)”</text:p>
      <text:p text:style-name="Text_20_body">“对某个x, P(x)”</text:p>
      <text:p text:style-name="Text_20_body"/>
      <text:p text:style-name="Text_20_body">当论域中所有元素可以列举成 <draw:frame draw:style-name="fr1" draw:name="对象5" text:anchor-type="as-char" svg:y="-0.377cm" svg:width="2.066cm" svg:height="0.533cm" draw:z-index="64"><draw:object xlink:href="./Object 66" xlink:type="simple" xlink:show="embed" xlink:actuate="onLoad"/><draw:image xlink:href="./ObjectReplacements/Object 66" xlink:type="simple" xlink:show="embed" xlink:actuate="onLoad"/><svg:desc>公式</svg:desc></draw:frame>时，</text:p>
      <text:p text:style-name="Text_20_body"><draw:frame draw:style-name="fr1" draw:name="对象6" text:anchor-type="as-char" svg:y="-0.39cm" svg:width="6.585cm" svg:height="0.543cm" draw:z-index="67"><draw:object xlink:href="./Object 67" xlink:type="simple" xlink:show="embed" xlink:actuate="onLoad"/><draw:image xlink:href="./ObjectReplacements/Object 67" xlink:type="simple" xlink:show="embed" xlink:actuate="onLoad"/><svg:desc>公式</svg:desc></draw:frame></text:p>
      <text:p text:style-name="Text_20_body"><text:soft-page-break/></text:p>
      <table:table table:name="Table5_量词" table:style-name="Table5_5f_量词">
        <table:table-column table:style-name="Table5_5f_量词.A" table:number-columns-repeated="3"/>
        <table:table-row>
          <table:table-cell table:style-name="Table5_5f_量词.A1" office:value-type="string">
            <text:p text:style-name="Table_20_Contents">量词</text:p>
          </table:table-cell>
          <table:table-cell table:style-name="Table5_5f_量词.A1" office:value-type="string">
            <text:p text:style-name="Table_20_Contents">何时为真</text:p>
          </table:table-cell>
          <table:table-cell table:style-name="Table5_5f_量词.A1" office:value-type="string">
            <text:p text:style-name="Table_20_Contents">何时为假</text:p>
          </table:table-cell>
        </table:table-row>
        <table:table-row>
          <table:table-cell table:style-name="Table5_5f_量词.A1" office:value-type="string">
            <text:p text:style-name="Table_20_Contents"><draw:frame draw:style-name="fr1" draw:name="对象7" text:anchor-type="as-char" svg:y="-0.39cm" svg:width="1.748cm" svg:height="0.512cm" draw:z-index="70"><draw:object xlink:href="./Object 68" xlink:type="simple" xlink:show="embed" xlink:actuate="onLoad"/><draw:image xlink:href="./ObjectReplacements/Object 68" xlink:type="simple" xlink:show="embed" xlink:actuate="onLoad"/><svg:desc>公式</svg:desc></draw:frame></text:p>
          </table:table-cell>
          <table:table-cell table:style-name="Table5_5f_量词.A1" office:value-type="string">
            <text:p text:style-name="Table_20_Contents">对于论域中每一个x, P(x)都为真时</text:p>
          </table:table-cell>
          <table:table-cell table:style-name="Table5_5f_量词.A1" office:value-type="string">
            <text:p text:style-name="Table_20_Contents">只有论域中有一个x使得P(x)为假</text:p>
          </table:table-cell>
        </table:table-row>
        <table:table-row>
          <table:table-cell table:style-name="Table5_5f_量词.A1" office:value-type="string">
            <text:p text:style-name="Table_20_Contents"><draw:frame draw:style-name="fr1" draw:name="对象8" text:anchor-type="as-char" svg:y="-0.39cm" svg:width="1.699cm" svg:height="0.512cm" draw:z-index="71"><draw:object xlink:href="./Object 69" xlink:type="simple" xlink:show="embed" xlink:actuate="onLoad"/><draw:image xlink:href="./ObjectReplacements/Object 69" xlink:type="simple" xlink:show="embed" xlink:actuate="onLoad"/><svg:desc>公式</svg:desc></draw:frame></text:p>
          </table:table-cell>
          <table:table-cell table:style-name="Table5_5f_量词.A1" office:value-type="string">
            <text:p text:style-name="Table_20_Contents">只要论域中有一个x使得P(x)为真</text:p>
          </table:table-cell>
          <table:table-cell table:style-name="Table5_5f_量词.A1" office:value-type="string">
            <text:p text:style-name="Table_20_Contents">对于论域中所有的x, <text:s/>P(x)都为假</text:p>
          </table:table-cell>
        </table:table-row>
      </table:table>
      <text:p text:style-name="Text_20_body"/>
      <text:p text:style-name="Text_20_body">可使用循环搜索的方式来判断量词的真假</text:p>
      <text:h text:style-name="Heading_20_3" text:outline-level="3">1.3.3 翻译语句为逻辑表达式</text:h>
      <text:h text:style-name="Heading_20_4" text:outline-level="4">要点1： 搞清楚名词，以及名词的论域</text:h>
      <text:h text:style-name="Heading_20_4" text:outline-level="4">要点2：名词之间的关系（谓词），谓词之间的关系（and, or, 蕴含）</text:h>
      <text:p text:style-name="Text_20_body">容易混淆and关系和蕴含关系。</text:p>
      <text:p text:style-name="Standard"/>
      <text:p text:style-name="Standard">经验：对于存在量化，要慎重使用蕴含。</text:p>
      <text:p text:style-name="Standard"><text:tab/> <text:s text:c="4"/>对于全称量化，要慎重使用and。</text:p>
      <text:p text:style-name="Text_20_body"/>
      <text:p text:style-name="Text_20_body">例子：每个人恰好有一个最好的朋友。</text:p>
      <text:p text:style-name="Text_20_body">解： 令变量x, y, z的论域为所有人的集合。 B(x, y) 表示x和y是最好的朋友</text:p>
      <text:p text:style-name="Text_20_body">分解问题： </text:p>
      <text:p text:style-name="Text_20_body">1 每个人都有一个最好的朋友</text:p>
      <text:p text:style-name="Text_20_body"><draw:frame draw:style-name="fr1" draw:name="对象9" text:anchor-type="as-char" svg:y="-0.39cm" svg:width="2.835cm" svg:height="0.512cm" draw:z-index="19"><draw:object xlink:href="./Object 70" xlink:type="simple" xlink:show="embed" xlink:actuate="onLoad"/><draw:image xlink:href="./ObjectReplacements/Object 70" xlink:type="simple" xlink:show="embed" xlink:actuate="onLoad"/></draw:frame></text:p>
      <text:p text:style-name="Text_20_body">2 而且这个最好的朋友是唯一的</text:p>
      <text:p text:style-name="Text_20_body">如果z不是y, z则不是x的最好朋友</text:p>
      <text:p text:style-name="Text_20_body"><draw:frame draw:style-name="fr1" draw:name="对象10" text:anchor-type="as-char" svg:y="-0.39cm" svg:width="7.274cm" svg:height="0.512cm" draw:z-index="20"><draw:object xlink:href="./Object 71" xlink:type="simple" xlink:show="embed" xlink:actuate="onLoad"/><draw:image xlink:href="./ObjectReplacements/Object 71" xlink:type="simple" xlink:show="embed" xlink:actuate="onLoad"/><svg:desc>公式</svg:desc></draw:frame></text:p>
      <text:p text:style-name="Text_20_body"/>
      <text:p text:style-name="Text_20_body">例子： 有一位妇女乘坐过世界上每一条航线的航班</text:p>
      <text:p text:style-name="Text_20_body">找名词主语： 妇女, 航线， 航班 (w, a, f)</text:p>
      <text:p text:style-name="Text_20_body">找主语之间的关系，形成谓词： 妇女乘坐航班， 航班属于航线</text:p>
      <text:p text:style-name="Text_20_body"><text:tab/>P(w, f), <text:s text:c="2"/>Q(f, a)</text:p>
      <text:p text:style-name="Text_20_body"><draw:frame draw:style-name="fr1" draw:name="对象11" text:anchor-type="as-char" svg:y="-0.39cm" svg:width="5.756cm" svg:height="0.512cm" draw:z-index="21"><draw:object xlink:href="./Object 72" xlink:type="simple" xlink:show="embed" xlink:actuate="onLoad"/><draw:image xlink:href="./ObjectReplacements/Object 72" xlink:type="simple" xlink:show="embed" xlink:actuate="onLoad"/><svg:desc>公式</svg:desc></draw:frame></text:p>
      <text:p text:style-name="Text_20_body">例子： 所有的狮子都是凶猛的， 有些狮子不喝咖啡，有些凶猛的动物不喝咖啡</text:p>
      <text:p text:style-name="Text_20_body">x的论域是所有的动物， P(x)表示x是狮子， Q(x)表示x是凶猛的， R(x)表示和咖啡</text:p>
      <text:p text:style-name="Text_20_body"><draw:frame draw:style-name="fr1" draw:name="对象12" text:anchor-type="as-char" svg:y="-0.39cm" svg:width="3.383cm" svg:height="0.512cm" draw:z-index="45"><draw:object xlink:href="./Object 73" xlink:type="simple" xlink:show="embed" xlink:actuate="onLoad"/><draw:image xlink:href="./ObjectReplacements/Object 73" xlink:type="simple" xlink:show="embed" xlink:actuate="onLoad"/></draw:frame></text:p>
      <text:p text:style-name="Text_20_body"><text:soft-page-break/></text:p>
      <text:p text:style-name="Text_20_body">有些狮子不喝咖啡</text:p>
      <text:p text:style-name="Text_20_body">错解：</text:p>
      <text:p text:style-name="Text_20_body"><draw:frame draw:style-name="fr1" draw:name="对象13" text:anchor-type="as-char" svg:y="-0.39cm" svg:width="3.582cm" svg:height="0.512cm" draw:z-index="72"><draw:object xlink:href="./Object 74" xlink:type="simple" xlink:show="embed" xlink:actuate="onLoad"/><draw:image xlink:href="./ObjectReplacements/Object 74" xlink:type="simple" xlink:show="embed" xlink:actuate="onLoad"/></draw:frame></text:p>
      <text:p text:style-name="Text_20_body">假设所有的动物包括两只狮子和一头牛，所有狮子都喝咖啡</text:p>
      <text:p text:style-name="Text_20_body">那么上述命题也是真的。</text:p>
      <text:p text:style-name="Text_20_body">正解：<draw:frame draw:style-name="fr1" draw:name="对象15" text:anchor-type="as-char" svg:y="-0.39cm" svg:width="3.498cm" svg:height="0.512cm" draw:z-index="73"><draw:object xlink:href="./Object 76" xlink:type="simple" xlink:show="embed" xlink:actuate="onLoad"/><draw:image xlink:href="./ObjectReplacements/Object 76" xlink:type="simple" xlink:show="embed" xlink:actuate="onLoad"/><svg:desc>公式</svg:desc></draw:frame></text:p>
      <text:p text:style-name="Standard"/>
      <text:h text:style-name="Heading_20_3" text:outline-level="3">1.3.5 绑定变量</text:h>
      <text:p text:style-name="P3">令Q(x, y)表示 x+y = 0, 量化语句<text:span text:style-name="T3"><draw:frame draw:style-name="fr1" draw:name="对象14" text:anchor-type="as-char" svg:y="-0.388cm" svg:width="2.845cm" svg:height="0.51cm" draw:z-index="74"><draw:object xlink:href="./Object 22" xlink:type="simple" xlink:show="embed" xlink:actuate="onLoad"/><draw:image xlink:href="./ObjectReplacements/Object 22" xlink:type="simple" xlink:show="embed" xlink:actuate="onLoad"/></draw:frame></text:span><text:span text:style-name="T3">和 </text:span><text:span text:style-name="T3"><draw:frame draw:style-name="fr1" draw:name="对象16" text:anchor-type="as-char" svg:y="-0.39cm" svg:width="2.854cm" svg:height="0.512cm" draw:z-index="75"><draw:object xlink:href="./Object 75" xlink:type="simple" xlink:show="embed" xlink:actuate="onLoad"/><draw:image xlink:href="./ObjectReplacements/Object 75" xlink:type="simple" xlink:show="embed" xlink:actuate="onLoad"/><svg:desc>公式</svg:desc></draw:frame></text:span><text:span text:style-name="T3">的真值是什么？</text:span></text:p>
      <text:p text:style-name="P3"><text:span text:style-name="T3"><draw:frame draw:style-name="fr1" draw:name="对象17" text:anchor-type="as-char" svg:y="-0.388cm" svg:width="2.845cm" svg:height="0.51cm" draw:z-index="76"><draw:object xlink:href="./Object 77" xlink:type="simple" xlink:show="embed" xlink:actuate="onLoad"/><draw:image xlink:href="./ObjectReplacements/Object 77" xlink:type="simple" xlink:show="embed" xlink:actuate="onLoad"/><svg:desc>公式</svg:desc></draw:frame></text:span><text:span text:style-name="T3">为假， 存在一个y，使得所有的x，都有 x + y = 0</text:span></text:p>
      <text:p text:style-name="P3"><text:span text:style-name="T3"><draw:frame draw:style-name="fr1" draw:name="对象18" text:anchor-type="as-char" svg:y="-0.39cm" svg:width="2.854cm" svg:height="0.512cm" draw:z-index="77"><draw:object xlink:href="./Object 78" xlink:type="simple" xlink:show="embed" xlink:actuate="onLoad"/><draw:image xlink:href="./ObjectReplacements/Object 78" xlink:type="simple" xlink:show="embed" xlink:actuate="onLoad"/><svg:desc>公式</svg:desc></draw:frame></text:span><text:span text:style-name="T3">为真，对于所有的x, 都存在一个y，使得 x + y = 0</text:span></text:p>
      <text:p text:style-name="P9"/>
      <text:p text:style-name="P3"><text:span text:style-name="T3">如果</text:span><text:span text:style-name="T3"><draw:frame draw:style-name="fr1" draw:name="对象19" text:anchor-type="as-char" svg:y="-0.388cm" svg:width="2.845cm" svg:height="0.51cm" draw:z-index="78"><draw:object xlink:href="./Object 79" xlink:type="simple" xlink:show="embed" xlink:actuate="onLoad"/><draw:image xlink:href="./ObjectReplacements/Object 79" xlink:type="simple" xlink:show="embed" xlink:actuate="onLoad"/></draw:frame></text:span><text:span text:style-name="T3">为真， 那么</text:span><text:span text:style-name="T3"><draw:frame draw:style-name="fr1" draw:name="对象20" text:anchor-type="as-char" svg:y="-0.39cm" svg:width="2.854cm" svg:height="0.512cm" draw:z-index="79"><draw:object xlink:href="./Object 80" xlink:type="simple" xlink:show="embed" xlink:actuate="onLoad"/><draw:image xlink:href="./ObjectReplacements/Object 80" xlink:type="simple" xlink:show="embed" xlink:actuate="onLoad"/><svg:desc>公式</svg:desc></draw:frame></text:span><text:span text:style-name="T3">一定为真。</text:span></text:p>
      <text:p text:style-name="P9">反之不然。</text:p>
      <text:p text:style-name="P9"/>
      <text:p text:style-name="P9">可以使用循环的思想来判断多重量词。</text:p>
      <text:h text:style-name="P4" text:outline-level="3">1.3.6 否定</text:h>
      <text:p text:style-name="P9">班上每个学生都学过微积分</text:p>
      <text:p text:style-name="P9"><draw:frame draw:style-name="fr1" draw:name="对象21" text:anchor-type="as-char" svg:y="-0.388cm" svg:width="1.744cm" svg:height="0.51cm" draw:z-index="80"><draw:object xlink:href="./Object 81" xlink:type="simple" xlink:show="embed" xlink:actuate="onLoad"/><draw:image xlink:href="./ObjectReplacements/Object 81" xlink:type="simple" xlink:show="embed" xlink:actuate="onLoad"/></draw:frame></text:p>
      <text:p text:style-name="P9">否定: </text:p>
      <text:p text:style-name="P9"><draw:frame draw:style-name="fr1" draw:name="对象22" text:anchor-type="as-char" svg:y="-0.388cm" svg:width="4.228cm" svg:height="0.51cm" draw:z-index="81"><draw:object xlink:href="./Object 82" xlink:type="simple" xlink:show="embed" xlink:actuate="onLoad"/><draw:image xlink:href="./ObjectReplacements/Object 82" xlink:type="simple" xlink:show="embed" xlink:actuate="onLoad"/></draw:frame></text:p>
      <text:p text:style-name="P3"><text:span text:style-name="T3">可以认为</text:span><text:span text:style-name="T3"><draw:frame draw:style-name="fr1" draw:name="对象23" text:anchor-type="as-char" svg:y="-0.312cm" svg:width="0.524cm" svg:height="0.333cm" draw:z-index="82"><draw:object xlink:href="./Object 83" xlink:type="simple" xlink:show="embed" xlink:actuate="onLoad"/><draw:image xlink:href="./ObjectReplacements/Object 83" xlink:type="simple" xlink:show="embed" xlink:actuate="onLoad"/></draw:frame></text:span><text:span text:style-name="T3">的否定就是 </text:span><text:span text:style-name="T3"><draw:frame draw:style-name="fr1" draw:name="对象24" text:anchor-type="as-char" svg:y="-0.316cm" svg:width="0.476cm" svg:height="0.337cm" draw:z-index="83"><draw:object xlink:href="./Object 84" xlink:type="simple" xlink:show="embed" xlink:actuate="onLoad"/><draw:image xlink:href="./ObjectReplacements/Object 84" xlink:type="simple" xlink:show="embed" xlink:actuate="onLoad"/></draw:frame></text:span></text:p>
      <text:p text:style-name="P9"><draw:frame draw:style-name="fr1" draw:name="对象25" text:anchor-type="as-char" svg:y="-0.388cm" svg:width="4.228cm" svg:height="0.51cm" draw:z-index="84"><draw:object xlink:href="./Object 85" xlink:type="simple" xlink:show="embed" xlink:actuate="onLoad"/><draw:image xlink:href="./ObjectReplacements/Object 85" xlink:type="simple" xlink:show="embed" xlink:actuate="onLoad"/></draw:frame></text:p>
      <text:h text:style-name="P10" text:outline-level="2">1.4 集合</text:h>
      <text:h text:style-name="P4" text:outline-level="3">1.4.1 引言</text:h>
      <text:h text:style-name="P5" text:outline-level="4">定义1</text:h>
      <text:p text:style-name="Text_20_body"><text:span text:style-name="T3">集合中的对象也称为该集合中的</text:span><text:span text:style-name="T1">元素，</text:span><text:span text:style-name="T3">或</text:span><text:span text:style-name="T1">成员</text:span><text:span text:style-name="T3">。也说集合包含它的成员。</text:span></text:p>
      <text:p text:style-name="P8">V = { a, e, i, o, u}</text:p>
      <text:p text:style-name="P8">O = { x | x是小于10的奇数}</text:p>
      <text:p text:style-name="P8"/>
      <text:p text:style-name="Text_20_body"><text:soft-page-break/><text:span text:style-name="T3"><draw:frame draw:style-name="fr1" draw:name="对象26" text:anchor-type="as-char" svg:y="-0.377cm" svg:width="1.08cm" svg:height="0.467cm" draw:z-index="85"><draw:object xlink:href="./Object 86" xlink:type="simple" xlink:show="embed" xlink:actuate="onLoad"/><draw:image xlink:href="./ObjectReplacements/Object 86" xlink:type="simple" xlink:show="embed" xlink:actuate="onLoad"/></draw:frame></text:span><text:span text:style-name="T3">, </text:span><text:span text:style-name="T3"><draw:frame draw:style-name="fr1" draw:name="对象27" text:anchor-type="as-char" svg:y="-0.377cm" svg:width="1.078cm" svg:height="0.467cm" draw:z-index="86"><draw:object xlink:href="./Object 87" xlink:type="simple" xlink:show="embed" xlink:actuate="onLoad"/><draw:image xlink:href="./ObjectReplacements/Object 87" xlink:type="simple" xlink:show="embed" xlink:actuate="onLoad"/></draw:frame></text:span><text:span text:style-name="T3">, </text:span></text:p>
      <text:p text:style-name="Text_20_body"><text:span text:style-name="T3"><text:s/></text:span><text:span text:style-name="T3"><draw:frame draw:style-name="fr1" draw:name="对象28" text:anchor-type="as-char" svg:y="-0.377cm" svg:width="1.155cm" svg:height="0.467cm" draw:z-index="87"><draw:object xlink:href="./Object 88" xlink:type="simple" xlink:show="embed" xlink:actuate="onLoad"/><draw:image xlink:href="./ObjectReplacements/Object 88" xlink:type="simple" xlink:show="embed" xlink:actuate="onLoad"/></draw:frame></text:span><text:span text:style-name="T3"><draw:frame draw:style-name="fr1" draw:name="对象31" text:anchor-type="as-char" svg:y="-0.377cm" svg:width="1.155cm" svg:height="0.467cm" draw:z-index="88"><draw:object xlink:href="./Object 91" xlink:type="simple" xlink:show="embed" xlink:actuate="onLoad"/><draw:image xlink:href="./ObjectReplacements/Object 91" xlink:type="simple" xlink:show="embed" xlink:actuate="onLoad"/></draw:frame></text:span><text:span text:style-name="T3">, </text:span><text:span text:style-name="T3"><draw:frame draw:style-name="fr1" draw:name="对象29" text:anchor-type="as-char" svg:y="-0.377cm" svg:width="1.159cm" svg:height="0.467cm" draw:z-index="89"><draw:object xlink:href="./Object 89" xlink:type="simple" xlink:show="embed" xlink:actuate="onLoad"/><draw:image xlink:href="./ObjectReplacements/Object 89" xlink:type="simple" xlink:show="embed" xlink:actuate="onLoad"/></draw:frame></text:span><text:span text:style-name="T3">, </text:span></text:p>
      <text:p text:style-name="Text_20_body"><text:span text:style-name="T3"><draw:frame draw:style-name="fr1" draw:name="对象30" text:anchor-type="as-char" svg:y="-0.377cm" svg:width="1.155cm" svg:height="0.467cm" draw:z-index="90"><draw:object xlink:href="./Object 90" xlink:type="simple" xlink:show="embed" xlink:actuate="onLoad"/><draw:image xlink:href="./ObjectReplacements/Object 90" xlink:type="simple" xlink:show="embed" xlink:actuate="onLoad"/></draw:frame></text:span><text:span text:style-name="T3">, </text:span><text:span text:style-name="T3"><draw:frame draw:style-name="fr1" draw:name="对象32" text:anchor-type="as-char" svg:y="-0.377cm" svg:width="1.155cm" svg:height="0.467cm" draw:z-index="91"><draw:object xlink:href="./Object 92" xlink:type="simple" xlink:show="embed" xlink:actuate="onLoad"/><draw:image xlink:href="./ObjectReplacements/Object 92" xlink:type="simple" xlink:show="embed" xlink:actuate="onLoad"/></draw:frame></text:span><text:span text:style-name="T3">, </text:span><text:span text:style-name="T3"><draw:frame draw:style-name="fr1" draw:name="对象33" text:anchor-type="as-char" svg:y="-0.377cm" svg:width="1.159cm" svg:height="0.467cm" draw:z-index="92"><draw:object xlink:href="./Object 93" xlink:type="simple" xlink:show="embed" xlink:actuate="onLoad"/><draw:image xlink:href="./ObjectReplacements/Object 93" xlink:type="simple" xlink:show="embed" xlink:actuate="onLoad"/></draw:frame></text:span></text:p>
      <text:p text:style-name="Text_20_body"><text:span text:style-name="T3">不包括任何元素的集合称为空集， </text:span><text:span text:style-name="T3"><draw:frame draw:style-name="fr2" draw:name="对象35" text:anchor-type="as-char" svg:y="-0.388cm" svg:width="0.57cm" svg:height="0.52cm" draw:z-index="94"><draw:object xlink:href="./Object 95" xlink:type="simple" xlink:show="embed" xlink:actuate="onLoad"/><draw:image xlink:href="./ObjectReplacements/Object 95" xlink:type="simple" xlink:show="embed" xlink:actuate="onLoad"/></draw:frame></text:span><text:span text:style-name="T3">, {} 表示</text:span></text:p>
      <text:h text:style-name="Heading_20_4" text:outline-level="4">定义2 集合相等</text:h>
      <text:p text:style-name="Text_20_body">两个集合相等当且仅当他们有同样的元素</text:p>
      <text:h text:style-name="Heading_20_4" text:outline-level="4">定义3 子集</text:h>
      <text:p text:style-name="Text_20_body">集合A是集合B的子集当且仅当集合A的每个元素也是集合B的元素。</text:p>
      <text:p text:style-name="Text_20_body">使用记号 <draw:frame draw:style-name="fr2" draw:name="对象34" text:anchor-type="as-char" svg:y="-0.377cm" svg:width="1.155cm" svg:height="0.467cm" draw:z-index="93"><draw:object xlink:href="./Object 94" xlink:type="simple" xlink:show="embed" xlink:actuate="onLoad"/><draw:image xlink:href="./ObjectReplacements/Object 94" xlink:type="simple" xlink:show="embed" xlink:actuate="onLoad"/></draw:frame>来表示。</text:p>
      <text:p text:style-name="Text_20_body">需要证明：</text:p>
      <text:p text:style-name="Text_20_body"><draw:frame draw:style-name="fr2" draw:name="对象38" text:anchor-type="as-char" svg:y="-0.388cm" svg:width="3.362cm" svg:height="0.51cm" draw:z-index="97"><draw:object xlink:href="./Object 98" xlink:type="simple" xlink:show="embed" xlink:actuate="onLoad"/><draw:image xlink:href="./ObjectReplacements/Object 98" xlink:type="simple" xlink:show="embed" xlink:actuate="onLoad"/></draw:frame></text:p>
      <text:p text:style-name="Text_20_body">空集是每个集合的子集</text:p>
      <text:p text:style-name="Text_20_body"><draw:frame draw:style-name="fr2" draw:name="对象36" text:anchor-type="as-char" svg:y="-0.388cm" svg:width="1.222cm" svg:height="0.52cm" draw:z-index="95"><draw:object xlink:href="./Object 96" xlink:type="simple" xlink:show="embed" xlink:actuate="onLoad"/><draw:image xlink:href="./ObjectReplacements/Object 96" xlink:type="simple" xlink:show="embed" xlink:actuate="onLoad"/></draw:frame></text:p>
      <text:p text:style-name="Text_20_body"/>
      <text:p text:style-name="Text_20_body">如果A是B的子集，但是A != B, 那么A是B的真子集。</text:p>
      <text:p text:style-name="Text_20_body"><draw:frame draw:style-name="fr2" draw:name="对象37" text:anchor-type="as-char" svg:y="-0.377cm" svg:width="1.155cm" svg:height="0.467cm" draw:z-index="96"><draw:object xlink:href="./Object 97" xlink:type="simple" xlink:show="embed" xlink:actuate="onLoad"/><draw:image xlink:href="./ObjectReplacements/Object 97" xlink:type="simple" xlink:show="embed" xlink:actuate="onLoad"/></draw:frame></text:p>
      <text:p text:style-name="Text_20_body"/>
      <text:p text:style-name="Text_20_body">证明集合相等的方法：</text:p>
      <text:p text:style-name="Text_20_body"><draw:frame draw:style-name="fr2" draw:name="对象39" text:anchor-type="as-char" svg:y="-0.377cm" svg:width="2.328cm" svg:height="0.467cm" draw:z-index="98"><draw:object xlink:href="./Object 99" xlink:type="simple" xlink:show="embed" xlink:actuate="onLoad"/><draw:image xlink:href="./ObjectReplacements/Object 99" xlink:type="simple" xlink:show="embed" xlink:actuate="onLoad"/></draw:frame>则 A = B</text:p>
      <text:p text:style-name="Text_20_body"/>
      <text:h text:style-name="Heading_20_4" text:outline-level="4">定义4 集合的基数</text:h>
      <text:p text:style-name="Text_20_body">令S为集合。若S中恰好有n个不同的元素，n是非负数，就说S是有限集合。</text:p>
      <text:p text:style-name="Text_20_body">而n是S的基数。S的基数使用<draw:frame draw:style-name="fr2" draw:name="对象40" text:anchor-type="as-char" svg:y="-0.377cm" svg:width="0.746cm" svg:height="0.49cm" draw:z-index="99"><draw:object xlink:href="./Object 100" xlink:type="simple" xlink:show="embed" xlink:actuate="onLoad"/><draw:image xlink:href="./ObjectReplacements/Object 100" xlink:type="simple" xlink:show="embed" xlink:actuate="onLoad"/></draw:frame>表示。</text:p>
      <text:p text:style-name="Text_20_body"><draw:frame draw:style-name="fr2" draw:name="对象41" text:anchor-type="as-char" svg:y="-0.388cm" svg:width="1.365cm" svg:height="0.52cm" draw:z-index="100"><draw:object xlink:href="./Object 101" xlink:type="simple" xlink:show="embed" xlink:actuate="onLoad"/><draw:image xlink:href="./ObjectReplacements/Object 101" xlink:type="simple" xlink:show="embed" xlink:actuate="onLoad"/></draw:frame></text:p>
      <text:h text:style-name="Heading_20_4" text:outline-level="4">定义5 无限集合</text:h>
      <text:p text:style-name="Text_20_body">如果一个集合不是有限的，就说它是无限的。</text:p>
      <text:h text:style-name="Heading_20_3" text:outline-level="3">1.4.2 幂集合</text:h>
      <text:h text:style-name="Heading_20_4" text:outline-level="4">定义6 幂集合</text:h>
      <text:p text:style-name="Text_20_body">已知集合S， S的幂集合是S所有子集的集合，记为P(S)</text:p>
      <text:p text:style-name="Text_20_body"><text:soft-page-break/>例子： 写出集合 {1, 2, 3}的幂集合</text:p>
      <text:p text:style-name="Text_20_body">解： <draw:frame draw:style-name="fr2" draw:name="对象42" text:anchor-type="as-char" svg:y="-0.388cm" svg:width="9.874cm" svg:height="0.52cm" draw:z-index="101"><draw:object xlink:href="./Object 102" xlink:type="simple" xlink:show="embed" xlink:actuate="onLoad"/><draw:image xlink:href="./ObjectReplacements/Object 102" xlink:type="simple" xlink:show="embed" xlink:actuate="onLoad"/></draw:frame></text:p>
      <text:p text:style-name="Standard">例子：写出空集和 <draw:frame draw:style-name="fr2" draw:name="对象43" text:anchor-type="as-char" svg:y="-0.388cm" svg:width="0.898cm" svg:height="0.52cm" draw:z-index="102"><draw:object xlink:href="./Object 103" xlink:type="simple" xlink:show="embed" xlink:actuate="onLoad"/><draw:image xlink:href="./ObjectReplacements/Object 103" xlink:type="simple" xlink:show="embed" xlink:actuate="onLoad"/></draw:frame>的幂集合</text:p>
      <text:p text:style-name="Standard">解：<draw:frame draw:style-name="fr2" draw:name="对象44" text:anchor-type="as-char" svg:y="-0.388cm" svg:width="2.274cm" svg:height="0.52cm" draw:z-index="103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2" draw:name="对象45" text:anchor-type="as-char" svg:y="-0.388cm" svg:width="3.45cm" svg:height="0.52cm" draw:z-index="104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>可以把集合看成是一个篮子，集合的元素是篮子中的鸡蛋。</text:p>
      <text:p text:style-name="Standard">空集可以看成是一个空篮子。<draw:frame draw:style-name="fr2" draw:name="对象46" text:anchor-type="as-char" svg:y="-0.388cm" svg:width="0.898cm" svg:height="0.52cm" draw:z-index="105"><draw:object xlink:href="./Object 106" xlink:type="simple" xlink:show="embed" xlink:actuate="onLoad"/><draw:image xlink:href="./ObjectReplacements/Object 106" xlink:type="simple" xlink:show="embed" xlink:actuate="onLoad"/><svg:desc>公式</svg:desc></draw:frame>可看成是篮子中放了一个空篮子。</text:p>
      <text:p text:style-name="Standard"/>
      <text:p text:style-name="Standard">幂集合可以看成是篮子中发了其他的篮子。</text:p>
      <text:p text:style-name="Standard"/>
      <text:p text:style-name="Standard">如果一个元素有n个元素，则其幂集合有<draw:frame draw:style-name="fr2" draw:name="对象47" text:anchor-type="as-char" svg:y="-0.437cm" svg:width="0.568cm" svg:height="0.527cm" draw:z-index="106"><draw:object xlink:href="./Object 107" xlink:type="simple" xlink:show="embed" xlink:actuate="onLoad"/><draw:image xlink:href="./ObjectReplacements/Object 107" xlink:type="simple" xlink:show="embed" xlink:actuate="onLoad"/></draw:frame>个元素</text:p>
      <text:p text:style-name="Standard"><draw:frame draw:style-name="fr2" draw:name="对象48" text:anchor-type="as-char" svg:y="-0.437cm" svg:width="2.96cm" svg:height="0.591cm" draw:z-index="107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/>
      <text:h text:style-name="Heading_20_3" text:outline-level="3">1.4.3 笛卡尔积</text:h>
      <text:h text:style-name="Heading_20_4" text:outline-level="4">定义7 有序n元组</text:h>
      <text:p text:style-name="Text_20_body"><draw:frame draw:style-name="fr2" draw:name="对象49" text:anchor-type="as-char" svg:y="-0.388cm" svg:width="2.392cm" svg:height="0.542cm" draw:z-index="108"><draw:object xlink:href="./Object 109" xlink:type="simple" xlink:show="embed" xlink:actuate="onLoad"/><draw:image xlink:href="./ObjectReplacements/Object 109" xlink:type="simple" xlink:show="embed" xlink:actuate="onLoad"/></draw:frame>是以 <draw:frame draw:style-name="fr2" draw:name="对象50" text:anchor-type="as-char" svg:y="-0.377cm" svg:width="0.568cm" svg:height="0.531cm" draw:z-index="109"><draw:object xlink:href="./Object 110" xlink:type="simple" xlink:show="embed" xlink:actuate="onLoad"/><draw:image xlink:href="./ObjectReplacements/Object 110" xlink:type="simple" xlink:show="embed" xlink:actuate="onLoad"/></draw:frame>为第一个元素， <draw:frame draw:style-name="fr2" draw:name="对象51" text:anchor-type="as-char" svg:y="-0.377cm" svg:width="0.579cm" svg:height="0.531cm" draw:z-index="110"><draw:object xlink:href="./Object 111" xlink:type="simple" xlink:show="embed" xlink:actuate="onLoad"/><draw:image xlink:href="./ObjectReplacements/Object 111" xlink:type="simple" xlink:show="embed" xlink:actuate="onLoad"/></draw:frame>为第二个元素， ...，<draw:frame draw:style-name="fr2" draw:name="对象52" text:anchor-type="as-char" svg:y="-0.377cm" svg:width="0.584cm" svg:height="0.531cm" draw:z-index="111"><draw:object xlink:href="./Object 112" xlink:type="simple" xlink:show="embed" xlink:actuate="onLoad"/><draw:image xlink:href="./ObjectReplacements/Object 112" xlink:type="simple" xlink:show="embed" xlink:actuate="onLoad"/></draw:frame>为第n个元素的有序组。</text:p>
      <text:p text:style-name="Text_20_body">注意，集合是没有顺序的。</text:p>
      <text:p text:style-name="Text_20_body">只有两个有序组的每一个位置上的对应元素都相等，它们才相等。</text:p>
      <text:h text:style-name="Heading_20_4" text:outline-level="4">定义8 笛卡尔积</text:h>
      <text:p text:style-name="Text_20_body">令A和B为集合，A和B的笛卡尔积为<draw:frame draw:style-name="fr2" draw:name="对象53" text:anchor-type="as-char" svg:y="-0.377cm" svg:width="1.159cm" svg:height="0.467cm" draw:z-index="112"><draw:object xlink:href="./Object 113" xlink:type="simple" xlink:show="embed" xlink:actuate="onLoad"/><draw:image xlink:href="./ObjectReplacements/Object 113" xlink:type="simple" xlink:show="embed" xlink:actuate="onLoad"/></draw:frame>， 是所有有序偶(a, b)的集合，其中</text:p>
      <text:p text:style-name="Text_20_body"><draw:frame draw:style-name="fr2" draw:name="对象54" text:anchor-type="as-char" svg:y="-0.377cm" svg:width="2.163cm" svg:height="0.467cm" draw:z-index="113"><draw:object xlink:href="./Object 114" xlink:type="simple" xlink:show="embed" xlink:actuate="onLoad"/><draw:image xlink:href="./ObjectReplacements/Object 114" xlink:type="simple" xlink:show="embed" xlink:actuate="onLoad"/></draw:frame></text:p>
      <text:p text:style-name="Text_20_body"><draw:frame draw:style-name="fr2" draw:name="对象55" text:anchor-type="as-char" svg:y="-0.388cm" svg:width="4.934cm" svg:height="0.51cm" draw:z-index="114"><draw:object xlink:href="./Object 115" xlink:type="simple" xlink:show="embed" xlink:actuate="onLoad"/><draw:image xlink:href="./ObjectReplacements/Object 115" xlink:type="simple" xlink:show="embed" xlink:actuate="onLoad"/></draw:frame></text:p>
      <text:p text:style-name="Text_20_body">Page 72, number 16</text:p>
      <text:h text:style-name="Heading_20_1" text:outline-level="1">附录A<text:tab/>TODO </text:h>
      <text:h text:style-name="Heading_20_2" text:outline-level="2">完成1.1, 1.2的练习</text:h>
      <text:h text:style-name="Heading_20_1" text:outline-level="1">附录B <text:tab/>参考公式</text:h>
      <text:h text:style-name="Heading_20_2" text:outline-level="2">逻辑等价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等价关系</text:p>
          </table:table-cell>
          <table:table-cell table:style-name="Table4.A1" office:value-type="string">
            <text:p text:style-name="Table_20_Contents">名称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44" text:anchor-type="as-char" svg:y="-0.393cm" svg:width="1.921cm" svg:height="0.492cm" draw:z-index="23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4.A1" office:value-type="string">
            <text:p text:style-name="Table_20_Contents">恒等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45" text:anchor-type="as-char" svg:y="-0.393cm" svg:width="1.949cm" svg:height="0.492cm" draw:z-index="25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46" text:anchor-type="as-char" svg:y="-0.393cm" svg:width="1.969cm" svg:height="0.492cm" draw:z-index="26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>支配律</text:p>
          </table:table-cell>
        </table:table-row>
        <text:soft-page-break/>
        <table:table-row>
          <table:table-cell table:style-name="Table4.A1" office:value-type="string">
            <text:p text:style-name="Table_20_Contents"><draw:frame draw:style-name="fr1" draw:name="Object47" text:anchor-type="as-char" svg:y="-0.393cm" svg:width="2.02cm" svg:height="0.492cm" draw:z-index="28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48" text:anchor-type="as-char" svg:y="-0.393cm" svg:width="3.272cm" svg:height="0.492cm" draw:z-index="33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4.A1" office:value-type="string">
            <text:p text:style-name="Table_20_Contents">幂等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41" text:anchor-type="as-char" svg:y="-0.393cm" svg:width="2.215cm" svg:height="0.492cm" draw:z-index="43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56" text:anchor-type="as-char" svg:y="-0.393cm" svg:width="2.191cm" svg:height="0.492cm" draw:z-index="44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49" text:anchor-type="as-char" svg:y="-0.393cm" svg:width="2.076cm" svg:height="0.515cm" draw:z-index="47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le4.A1" office:value-type="string">
            <text:p text:style-name="Table_20_Contents">双非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50" text:anchor-type="as-char" svg:y="-0.393cm" svg:width="2.489cm" svg:height="0.492cm" draw:z-index="49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le4.A1" office:value-type="string">
            <text:p text:style-name="Table_20_Contents">交换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51" text:anchor-type="as-char" svg:y="-0.393cm" svg:width="2.494cm" svg:height="0.492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52" text:anchor-type="as-char" svg:y="-0.393cm" svg:width="4.3cm" svg:height="0.515cm" draw:z-index="51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4.A1" office:value-type="string">
            <text:p text:style-name="Table_20_Contents">结合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53" text:anchor-type="as-char" svg:y="-0.393cm" svg:width="4.3cm" svg:height="0.515cm" draw:z-index="52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54" text:anchor-type="as-char" svg:y="-0.393cm" svg:width="5.218cm" svg:height="0.515cm" draw:z-index="53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Table4.A1" office:value-type="string">
            <text:p text:style-name="Table_20_Contents">分配率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55" text:anchor-type="as-char" svg:y="-0.393cm" svg:width="5.218cm" svg:height="0.515cm" draw:z-index="54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Text_20_body"/>
      <text:p text:style-name="Text_20_body">德摩根定律：</text:p>
      <text:p text:style-name="Text_20_body"><draw:frame draw:style-name="fr1" draw:name="Object39" text:anchor-type="as-char" svg:y="-0.393cm" svg:width="3.607cm" svg:height="0.517cm" draw:z-index="61"><draw:object xlink:href="./Object 39" xlink:type="simple" xlink:show="embed" xlink:actuate="onLoad"/><draw:image xlink:href="./ObjectReplacements/Object 39" xlink:type="simple" xlink:show="embed" xlink:actuate="onLoad"/></draw:frame>推广： <draw:frame draw:style-name="fr1" draw:name="Object42" text:anchor-type="as-char" svg:y="-0.393cm" svg:width="7.662cm" svg:height="0.563cm" draw:z-index="65"><draw:object xlink:href="./Object 42" xlink:type="simple" xlink:show="embed" xlink:actuate="onLoad"/><draw:image xlink:href="./ObjectReplacements/Object 42" xlink:type="simple" xlink:show="embed" xlink:actuate="onLoad"/></draw:frame></text:p>
      <text:p text:style-name="Text_20_body"><draw:frame draw:style-name="fr1" draw:name="Object40" text:anchor-type="as-char" svg:y="-0.393cm" svg:width="3.607cm" svg:height="0.517cm" draw:z-index="66"><draw:object xlink:href="./Object 40" xlink:type="simple" xlink:show="embed" xlink:actuate="onLoad"/><draw:image xlink:href="./ObjectReplacements/Object 40" xlink:type="simple" xlink:show="embed" xlink:actuate="onLoad"/><svg:desc>formula</svg:desc></draw:frame>推广：<draw:frame draw:style-name="fr1" draw:name="Object43" text:anchor-type="as-char" svg:y="-0.393cm" svg:width="7.662cm" svg:height="0.563cm" draw:z-index="68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Text_20_body">把反号移动到括号中后，括号中的所有逻辑表达式变反，所有and 和 or 变成其反。</text:p>
      <text:p text:style-name="Text_20_body">可以认为对于符号and, 其反是or。or其反是and。</text:p>
      <text:p text:style-name="Text_20_body"/>
      <text:p text:style-name="Text_20_body"><draw:frame draw:style-name="fr1" draw:name="Object29" text:anchor-type="as-char" svg:y="-0.393cm" svg:width="2.78cm" svg:height="0.492cm" draw:z-index="69"><draw:object xlink:href="./Object 29" xlink:type="simple" xlink:show="embed" xlink:actuate="onLoad"/><draw:image xlink:href="./ObjectReplacements/Object 29" xlink:type="simple" xlink:show="embed" xlink:actuate="onLoad"/><svg:desc>formula</svg:desc></draw:frame> : 可以想象把左箭头顺时针拧弯</text:p>
      <text:p text:style-name="Text_20_body"/>
      <text:h text:style-name="Heading_20_1" text:outline-level="1">附录C<text:tab/>工具集</text:h>
      <text:p text:style-name="Text_20_body">解决一个问题最直观的方法就是将该文体画出来，枚举出来，举出所有可能性。</text:p>
      <text:p text:style-name="Text_20_body">如果无法列举出所有的，列举出一部分，然后找到推广的规律也可以。</text:p>
      <text:p text:style-name="Text_20_body">对于题目的假设，要具体化，形象化， 数字化。</text:p>
      <text:h text:style-name="Heading_20_2" text:outline-level="2">数数</text:h>
      <text:p text:style-name="Text_20_body">搞清楚上下文中名词的数量关系</text:p>
      <text:p text:style-name="Text_20_body">想好原点，零，0的含义</text:p>
      <text:p text:style-name="Text_20_body">想好终点的含义</text:p>
      <text:h text:style-name="Heading_20_2" text:outline-level="2">枚举法</text:h>
      <text:p text:style-name="Text_20_body">将论域中所有的元素都写出来</text:p>
      <text:p text:style-name="Text_20_body">列举所有的情况</text:p>
      <text:p text:style-name="Text_20_body">然后归类， 使想象时能够覆盖到每个类，每个元素</text:p>
      <text:h text:style-name="Heading_20_3" text:outline-level="3">基本功：确定数量，时长</text:h>
      <text:p text:style-name="Text_20_body">确定考虑的元素有多少个</text:p>
      <text:p text:style-name="Text_20_body">确定经过了多长时间</text:p>
      <text:p text:style-name="Text_20_body">确定边界</text:p>
      <text:h text:style-name="Heading_20_2" text:outline-level="2"><text:soft-page-break/>树状图</text:h>
      <text:p text:style-name="Text_20_body">用于枚举不同的情况</text:p>
      <text:h text:style-name="Heading_20_2" text:outline-level="2">带权二叉树</text:h>
      <text:p text:style-name="Text_20_body">用于组合问题</text:p>
      <text:h text:style-name="Heading_20_2" text:outline-level="2">排列组合工具箱</text:h>
      <text:h text:style-name="Heading_20_3" text:outline-level="3">乘法原理</text:h>
      <text:p text:style-name="Text_20_body">搞清什么时候用加法，什么使用用乘法</text:p>
      <text:h text:style-name="Heading_20_3" text:outline-level="3">加法原理</text:h>
      <text:h text:style-name="Heading_20_3" text:outline-level="3">抽屉原理</text:h>
      <text:h text:style-name="Heading_20_2" text:outline-level="2">表格</text:h>
      <text:p text:style-name="Text_20_body">一维表格，二维表格， 三维表格</text:p>
      <text:p text:style-name="Text_20_body">使用坐标的时候，一定要画出原点。 一定要想好原点的意义。</text:p>
      <text:p text:style-name="Text_20_body">一定要画出终点。</text:p>
      <text:h text:style-name="Heading_20_2" text:outline-level="2">递归</text:h>
      <text:h text:style-name="Heading_20_2" text:outline-level="2">真值表</text:h>
      <text:p text:style-name="Text_20_body">判断逻辑等价的最基本的方式是真值表。</text:p>
      <text:h text:style-name="Heading_20_2" text:outline-level="2">循环搜索</text:h>
      <text:p text:style-name="Text_20_body">判断全称量化和存在量化</text:p>
      <text:h text:style-name="Heading_20_2" text:outline-level="2">分解问题</text:h>
      <text:p text:style-name="Text_20_body">将复杂的问题分解成多个简单的子问题，一个个解决</text:p>
      <text:h text:style-name="Heading_20_2" text:outline-level="2">反向思考</text:h>
      <text:p text:style-name="Text_20_body">考虑所有东西的反</text:p>
      <text:h text:style-name="Heading_20_2" text:outline-level="2">简化</text:h>
      <text:p text:style-name="Text_20_body">将问题简化，3维向2维1维转化</text:p>
      <text:p text:style-name="Text_20_body"/>
      <text:h text:style-name="Heading_20_1" text:outline-level="1"><text:soft-page-break/>附录D<text:tab/>错误集</text:h>
      <text:h text:style-name="Heading_20_2" text:outline-level="2">搞错了论域</text:h>
      <text:h text:style-name="Heading_20_2" text:outline-level="2">条件和结论的混淆</text:h>
      <text:p text:style-name="Text_20_body">例子：除非你已满16岁，否则只要你身高不足4英尺，就不能乘坐公园滑行铁道。</text:p>
      <text:p text:style-name="Text_20_body">错解： s表示年满16岁，r表示身高大于等于4英尺，p表示能够乘坐公园滑行铁道</text:p>
      <text:p text:style-name="Text_20_body"/>
      <text:p text:style-name="Text_20_body">可以翻译如下：</text:p>
      <text:p text:style-name="Text_20_body">如果你未满16岁，( <text:span text:style-name="T2">那么</text:span>只要你身高不足4英尺，就不能乘坐公园滑行铁道)</text:p>
      <text:p text:style-name="Text_20_body"><draw:frame draw:style-name="fr1" draw:name="Object33" text:anchor-type="as-char" svg:y="-0.393cm" svg:width="2.847cm" svg:height="0.517cm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等价于：</text:p>
      <text:p text:style-name="Text_20_body"><draw:frame draw:style-name="fr1" draw:name="Object34" text:anchor-type="as-char" svg:y="-0.393cm" svg:width="2.028cm" svg:height="0.517cm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感觉不太好解释。</text:p>
      <text:p text:style-name="Text_20_body"/>
      <text:p text:style-name="Text_20_body">标准答案：</text:p>
      <text:p text:style-name="Text_20_body"><draw:frame draw:style-name="fr1" draw:name="Object35" text:anchor-type="as-char" svg:y="-0.393cm" svg:width="2.822cm" svg:height="0.517cm" draw:z-index="2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Text_20_body">启示：先对句子进行正确的划分，找到重点。<text:span text:style-name="T2">搞清什么是条件，什么是结论。</text:span></text:p>
      <text:p text:style-name="Text_20_body">如果你未满16岁，( <text:span text:style-name="T2">那么</text:span>只要你身高不足4英尺，就不能乘坐公园滑行铁道)</text:p>
      <text:p text:style-name="Text_20_body">(如果你未满16岁，<text:span text:style-name="T2">而且</text:span>你身高不足4英尺)，就不能乘坐公园滑行铁道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8T22:06:16</meta:creation-date>
    <dc:date>2013-01-20T14:14:40</dc:date>
    <meta:editing-duration>PT19H14M5S</meta:editing-duration>
    <meta:editing-cycles>109</meta:editing-cycles>
    <meta:generator>OpenOffice.org/3.4.1$Unix OpenOffice.org_project/341m1$Build-9593</meta:generator>
    <meta:document-statistic meta:table-count="5" meta:image-count="0" meta:object-count="115" meta:page-count="11" meta:paragraph-count="312" meta:word-count="3400" meta:character-count="4010"/>
  </office:meta>
</office:document-meta>
</file>

<file path=Object 1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10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100/content.xml><?xml version="1.0" encoding="utf-8"?>
<math xmlns="http://www.w3.org/1998/Math/MathML">
  <semantics>
    <mrow>
      <mrow>
        <mo stretchy="false">∣</mo>
        <mrow>
          <mi>S</mi>
        </mrow>
        <mo stretchy="false">∣</mo>
      </mrow>
    </mrow>
    <annotation encoding="StarMath 5.0">lline S rline</annotation>
  </semantics>
</math>
</file>

<file path=Object 101/content.xml><?xml version="1.0" encoding="utf-8"?>
<math xmlns="http://www.w3.org/1998/Math/MathML">
  <semantics>
    <mrow>
      <mrow>
        <mrow>
          <mo stretchy="false">∣</mo>
          <mrow>
            <mo stretchy="false">∅</mo>
          </mrow>
          <mo stretchy="false">∣</mo>
        </mrow>
        <mo stretchy="false">=</mo>
        <mn>0</mn>
      </mrow>
    </mrow>
    <annotation encoding="StarMath 5.0">lline emptyset rline = 0</annotation>
  </semantics>
</math>
</file>

<file path=Object 102/content.xml><?xml version="1.0" encoding="utf-8"?>
<math xmlns="http://www.w3.org/1998/Math/MathML">
  <semantics>
    <mrow>
      <mi>P</mi>
      <mrow>
        <mrow>
          <mo stretchy="false">(</mo>
          <mrow>
            <mrow>
              <mo stretchy="false">{</mo>
              <mrow>
                <mn>1,</mn>
                <mn>2,</mn>
                <mn>3</mn>
              </mrow>
              <mo stretchy="false">}</mo>
            </mrow>
          </mrow>
          <mo stretchy="false">)</mo>
        </mrow>
        <mo stretchy="false">=</mo>
        <mrow>
          <mo stretchy="false">{</mo>
          <mrow>
            <mo stretchy="false">∅</mo>
            <mi>,</mi>
            <mrow>
              <mo stretchy="false">{</mo>
              <mrow>
                <mn>1</mn>
              </mrow>
              <mo stretchy="false">}</mo>
            </mrow>
            <mi>,</mi>
            <mrow>
              <mo stretchy="false">{</mo>
              <mrow>
                <mn>2</mn>
              </mrow>
              <mo stretchy="false">}</mo>
            </mrow>
            <mi>,</mi>
            <mrow>
              <mo stretchy="false">{</mo>
              <mrow>
                <mn>3</mn>
              </mrow>
              <mo stretchy="false">}</mo>
            </mrow>
            <mi>,</mi>
            <mrow>
              <mo stretchy="false">{</mo>
              <mrow>
                <mn>1,</mn>
                <mn>2</mn>
              </mrow>
              <mo stretchy="false">}</mo>
            </mrow>
            <mi>,</mi>
            <mrow>
              <mo stretchy="false">{</mo>
              <mrow>
                <mn>1,3</mn>
              </mrow>
              <mo stretchy="false">}</mo>
            </mrow>
            <mi>,</mi>
            <mrow>
              <mo stretchy="false">{</mo>
              <mrow>
                <mn>2,3</mn>
              </mrow>
              <mo stretchy="false">}</mo>
            </mrow>
            <mi>,</mi>
            <mrow>
              <mo stretchy="false">{</mo>
              <mrow>
                <mn>1,2,3</mn>
              </mrow>
              <mo stretchy="false">}</mo>
            </mrow>
          </mrow>
          <mo stretchy="false">}</mo>
        </mrow>
      </mrow>
    </mrow>
    <annotation encoding="StarMath 5.0">P(lbrace 1, 2, 3 rbrace) = lbrace emptyset, lbrace 1 rbrace, lbrace 2 rbrace, lbrace 3 rbrace, lbrace 1, 2 rbrace, lbrace 1,3 rbrace, lbrace 2,3 rbrace, lbrace 1,2,3 rbrace rbrace</annotation>
  </semantics>
</math>
</file>

<file path=Object 103/content.xml><?xml version="1.0" encoding="utf-8"?>
<math xmlns="http://www.w3.org/1998/Math/MathML">
  <semantics>
    <mrow>
      <mrow>
        <mo stretchy="false">{</mo>
        <mrow>
          <mo stretchy="false">∅</mo>
        </mrow>
        <mo stretchy="false">}</mo>
      </mrow>
    </mrow>
    <annotation encoding="StarMath 5.0">lbrace emptyset rbrace </annotation>
  </semantics>
</math>
</file>

<file path=Object 104/content.xml><?xml version="1.0" encoding="utf-8"?>
<math xmlns="http://www.w3.org/1998/Math/MathML">
  <semantics>
    <mrow>
      <mi>P</mi>
      <mrow>
        <mrow>
          <mo stretchy="false">(</mo>
          <mrow>
            <mo stretchy="false">∅</mo>
          </mrow>
          <mo stretchy="false">)</mo>
        </mrow>
        <mo stretchy="false">=</mo>
        <mrow>
          <mo stretchy="false">{</mo>
          <mrow>
            <mo stretchy="false">∅</mo>
          </mrow>
          <mo stretchy="false">}</mo>
        </mrow>
      </mrow>
    </mrow>
    <annotation encoding="StarMath 5.0">P(emptyset) = lbrace emptyset rbrace</annotation>
  </semantics>
</math>
</file>

<file path=Object 105/content.xml><?xml version="1.0" encoding="utf-8"?>
<math xmlns="http://www.w3.org/1998/Math/MathML">
  <semantics>
    <mrow>
      <mi>P</mi>
      <mrow>
        <mrow>
          <mo stretchy="false">(</mo>
          <mrow>
            <mrow>
              <mo stretchy="false">{</mo>
              <mrow>
                <mo stretchy="false">∅</mo>
              </mrow>
              <mo stretchy="false">}</mo>
            </mrow>
          </mrow>
          <mo stretchy="false">)</mo>
        </mrow>
        <mo stretchy="false">=</mo>
        <mrow>
          <mo stretchy="false">{</mo>
          <mrow>
            <mo stretchy="false">∅</mo>
            <mi>,</mi>
            <mrow>
              <mo stretchy="false">{</mo>
              <mrow>
                <mo stretchy="false">∅</mo>
              </mrow>
              <mo stretchy="false">}</mo>
            </mrow>
          </mrow>
          <mo stretchy="false">}</mo>
        </mrow>
      </mrow>
    </mrow>
    <annotation encoding="StarMath 5.0">P(lbrace emptyset rbrace)=lbrace emptyset, lbrace emptyset rbrace rbrace</annotation>
  </semantics>
</math>
</file>

<file path=Object 106/content.xml><?xml version="1.0" encoding="utf-8"?>
<math xmlns="http://www.w3.org/1998/Math/MathML">
  <semantics>
    <mrow>
      <mrow>
        <mo stretchy="false">{</mo>
        <mrow>
          <mo stretchy="false">∅</mo>
        </mrow>
        <mo stretchy="false">}</mo>
      </mrow>
    </mrow>
    <annotation encoding="StarMath 5.0">lbrace emptyset rbrace </annotation>
  </semantics>
</math>
</file>

<file path=Object 107/content.xml><?xml version="1.0" encoding="utf-8"?>
<math xmlns="http://www.w3.org/1998/Math/MathML">
  <semantics>
    <mrow>
      <msup>
        <mn>2</mn>
        <mi>n</mi>
      </msup>
    </mrow>
    <annotation encoding="StarMath 5.0">2 sup n</annotation>
  </semantics>
</math>
</file>

<file path=Object 108/content.xml><?xml version="1.0" encoding="utf-8"?>
<math xmlns="http://www.w3.org/1998/Math/MathML">
  <semantics>
    <mrow>
      <mrow>
        <mrow>
          <mrow>
            <msubsup>
              <mi>C</mi>
              <mi>n</mi>
              <mn>0</mn>
            </msubsup>
            <mo stretchy="false">+</mo>
            <msubsup>
              <mi>C</mi>
              <mi>n</mi>
              <mn>1</mn>
            </msubsup>
          </mrow>
          <mo stretchy="false">+</mo>
          <mn>...</mn>
        </mrow>
        <mo stretchy="false">+</mo>
        <msubsup>
          <mi>C</mi>
          <mi>n</mi>
          <mi>n</mi>
        </msubsup>
      </mrow>
    </mrow>
    <annotation encoding="StarMath 5.0">C _n sup 0 + C _n sup 1 + ... + C _n sup n </annotation>
  </semantics>
</math>
</file>

<file path=Object 109/content.xml><?xml version="1.0" encoding="utf-8"?>
<math xmlns="http://www.w3.org/1998/Math/MathML">
  <semantics>
    <mrow>
      <mrow>
        <mo stretchy="false">(</mo>
        <mrow>
          <msub>
            <mi>a</mi>
            <mn>1,</mn>
          </msub>
          <msub>
            <mi>a</mi>
            <mn>2,</mn>
          </msub>
          <mn>...</mn>
          <mi>,</mi>
          <msub>
            <mi>a</mi>
            <mi>n</mi>
          </msub>
        </mrow>
        <mo stretchy="false">)</mo>
      </mrow>
    </mrow>
    <annotation encoding="StarMath 5.0">(a _1, a _2, ..., a _n)</annotation>
  </semantics>
</math>
</file>

<file path=Object 11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110/content.xml><?xml version="1.0" encoding="utf-8"?>
<math xmlns="http://www.w3.org/1998/Math/MathML">
  <semantics>
    <mrow>
      <msub>
        <mi>a</mi>
        <mn>1</mn>
      </msub>
    </mrow>
    <annotation encoding="StarMath 5.0">a _1</annotation>
  </semantics>
</math>
</file>

<file path=Object 111/content.xml><?xml version="1.0" encoding="utf-8"?>
<math xmlns="http://www.w3.org/1998/Math/MathML">
  <semantics>
    <mrow>
      <msub>
        <mi>a</mi>
        <mn>2</mn>
      </msub>
    </mrow>
    <annotation encoding="StarMath 5.0">a _2</annotation>
  </semantics>
</math>
</file>

<file path=Object 112/content.xml><?xml version="1.0" encoding="utf-8"?>
<math xmlns="http://www.w3.org/1998/Math/MathML">
  <semantics>
    <mrow>
      <msub>
        <mi>a</mi>
        <mi>n</mi>
      </msub>
    </mrow>
    <annotation encoding="StarMath 5.0">a _n</annotation>
  </semantics>
</math>
</file>

<file path=Object 113/content.xml><?xml version="1.0" encoding="utf-8"?>
<math xmlns="http://www.w3.org/1998/Math/MathML">
  <semantics>
    <mrow>
      <mrow>
        <mi>A</mi>
        <mo stretchy="false">×</mo>
        <mi>B</mi>
      </mrow>
    </mrow>
    <annotation encoding="StarMath 5.0">A times B</annotation>
  </semantics>
</math>
</file>

<file path=Object 114/content.xml><?xml version="1.0" encoding="utf-8"?>
<math xmlns="http://www.w3.org/1998/Math/MathML">
  <semantics>
    <mrow>
      <mrow>
        <mi>a</mi>
        <mo stretchy="false">∈</mo>
        <mi>A</mi>
      </mrow>
      <mi>,</mi>
      <mrow>
        <mi>b</mi>
        <mo stretchy="false">∈</mo>
        <mi>B</mi>
      </mrow>
    </mrow>
    <annotation encoding="StarMath 5.0">a in A, b in B</annotation>
  </semantics>
</math>
</file>

<file path=Object 115/content.xml><?xml version="1.0" encoding="utf-8"?>
<math xmlns="http://www.w3.org/1998/Math/MathML">
  <semantics>
    <mrow>
      <mrow>
        <mrow>
          <mi>A</mi>
          <mo stretchy="false">×</mo>
          <mi>B</mi>
        </mrow>
        <mo stretchy="false">=</mo>
        <mrow>
          <mo stretchy="false">{</mo>
          <mrow>
            <mrow>
              <mrow>
                <mrow>
                  <mrow>
                    <mo stretchy="false">(</mo>
                    <mrow>
                      <mi>a</mi>
                      <mi>,</mi>
                      <mi>b</mi>
                    </mrow>
                    <mo stretchy="false">)</mo>
                  </mrow>
                  <mo stretchy="false">∣</mo>
                  <mi>a</mi>
                </mrow>
                <mo stretchy="false">∈</mo>
                <mrow>
                  <mi>A</mi>
                  <mo stretchy="false">∧</mo>
                  <mi>b</mi>
                </mrow>
              </mrow>
              <mo stretchy="false">∈</mo>
              <mi>b</mi>
            </mrow>
          </mrow>
          <mo stretchy="false">}</mo>
        </mrow>
      </mrow>
    </mrow>
    <annotation encoding="StarMath 5.0">A times B = lbrace (a, b) divides a in A and b in b rbrace</annotation>
  </semantics>
</math>
</file>

<file path=Object 12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3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4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5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6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7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8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9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2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20/content.xml><?xml version="1.0" encoding="utf-8"?>
<math xmlns="http://www.w3.org/1998/Math/MathML">
  <semantics>
    <mrow>
      <mrow>
        <mi>q</mi>
        <mo stretchy="false">→</mo>
        <mi>p</mi>
      </mrow>
    </mrow>
    <annotation encoding="StarMath 5.0">q toward p</annotation>
  </semantics>
</math>
</file>

<file path=Object 21/content.xml><?xml version="1.0" encoding="utf-8"?>
<math xmlns="http://www.w3.org/1998/Math/MathML">
  <semantics>
    <mrow>
      <mrow>
        <mrow>
          <mo stretchy="false">¬</mo>
          <mi>q</mi>
        </mrow>
        <mo stretchy="false">→</mo>
        <mrow>
          <mo stretchy="false">¬</mo>
          <mi>p</mi>
        </mrow>
      </mrow>
    </mrow>
    <annotation encoding="StarMath 5.0">neg q toward neg p</annotation>
  </semantics>
</math>
</file>

<file path=Object 22/content.xml><?xml version="1.0" encoding="utf-8"?>
<math xmlns="http://www.w3.org/1998/Math/MathML">
  <semantics>
    <mrow>
      <mo stretchy="false">∃</mo>
      <mi>y</mi>
      <mo stretchy="false">∀</mo>
      <mi>x</mi>
      <mi>Q</mi>
      <mrow>
        <mo stretchy="false">(</mo>
        <mrow>
          <mi>x</mi>
          <mi>,</mi>
          <mi>y</mi>
        </mrow>
        <mo stretchy="false">)</mo>
      </mrow>
    </mrow>
    <annotation encoding="StarMath 5.0">exists y forall x Q(x, y)</annotation>
  </semantics>
</math>
</file>

<file path=Object 23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4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5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6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27/content.xml><?xml version="1.0" encoding="utf-8"?>
<math xmlns="http://www.w3.org/1998/Math/MathML">
  <semantics>
    <mrow>
      <mi>p</mi>
      <mo stretchy="false">←</mo>
      <mo stretchy="false">→</mo>
      <mrow>
        <mi>q</mi>
        <mo stretchy="false">=</mo>
        <mrow>
          <mo stretchy="false">¬</mo>
          <mrow>
            <mo stretchy="false">(</mo>
            <mrow>
              <mrow>
                <mi>p</mi>
                <mo stretchy="false">⊕</mo>
                <mi>q</mi>
              </mrow>
            </mrow>
            <mo stretchy="false">)</mo>
          </mrow>
        </mrow>
      </mrow>
    </mrow>
    <annotation encoding="StarMath 5.0">p leftarrow rightarrow q = neg(p oplus q)</annotation>
  </semantics>
</math>
</file>

<file path=Object 28/content.xml><?xml version="1.0" encoding="utf-8"?>
<math xmlns="http://www.w3.org/1998/Math/MathML">
  <semantics>
    <mrow>
      <mi>a</mi>
      <mo stretchy="false">→</mo>
      <mrow>
        <mo stretchy="false">(</mo>
        <mrow>
          <mrow>
            <mi>c</mi>
            <mo stretchy="false">∨</mo>
            <mrow>
              <mo stretchy="false">¬</mo>
              <mi>f</mi>
            </mrow>
          </mrow>
        </mrow>
        <mo stretchy="false">)</mo>
      </mrow>
    </mrow>
    <annotation encoding="StarMath 5.0">a rightarrow (c or neg f)</annotation>
  </semantics>
</math>
</file>

<file path=Object 29/content.xml><?xml version="1.0" encoding="utf-8"?>
<math xmlns="http://www.w3.org/1998/Math/MathML">
  <semantics>
    <mrow>
      <mrow>
        <mi>p</mi>
        <mo stretchy="false">→</mo>
        <mi>q</mi>
      </mrow>
      <mo stretchy="false">⇔</mo>
      <mrow>
        <mrow>
          <mo stretchy="false">¬</mo>
          <mi>p</mi>
        </mrow>
        <mo stretchy="false">∨</mo>
        <mi>q</mi>
      </mrow>
    </mrow>
    <annotation encoding="StarMath 5.0">p toward q dlrarrow neg p or q</annotation>
  </semantics>
</math>
</file>

<file path=Object 3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30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31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32/content.xml><?xml version="1.0" encoding="utf-8"?>
<math xmlns="http://www.w3.org/1998/Math/MathML">
  <semantics>
    <mrow>
      <mrow>
        <mi>p</mi>
        <mo stretchy="false">∨</mo>
        <mrow>
          <mo stretchy="false">¬</mo>
          <mi>p</mi>
        </mrow>
      </mrow>
    </mrow>
    <annotation encoding="StarMath 5.0">p or
 neg p</annotation>
  </semantics>
</math>
</file>

<file path=Object 33/content.xml><?xml version="1.0" encoding="utf-8"?>
<math xmlns="http://www.w3.org/1998/Math/MathML">
  <semantics>
    <mrow>
      <mrow>
        <mrow>
          <mo stretchy="false">¬</mo>
          <mi>s</mi>
        </mrow>
        <mo stretchy="false">→</mo>
        <mrow>
          <mo stretchy="false">(</mo>
          <mrow>
            <mrow>
              <mrow>
                <mo stretchy="false">¬</mo>
                <mi>r</mi>
              </mrow>
              <mo stretchy="false">→</mo>
              <mrow>
                <mo stretchy="false">¬</mo>
                <mi>p</mi>
              </mrow>
            </mrow>
          </mrow>
          <mo stretchy="false">)</mo>
        </mrow>
      </mrow>
    </mrow>
    <annotation encoding="StarMath 5.0">neg s toward (neg r toward neg p)</annotation>
  </semantics>
</math>
</file>

<file path=Object 34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→</mo>
              <mi>r</mi>
            </mrow>
          </mrow>
          <mo stretchy="false">)</mo>
        </mrow>
        <mo stretchy="false">→</mo>
        <mi>s</mi>
      </mrow>
    </mrow>
    <annotation encoding="StarMath 5.0">(p toward  r) toward s 
</annotation>
  </semantics>
</math>
</file>

<file path=Object 35/content.xml><?xml version="1.0" encoding="utf-8"?>
<math xmlns="http://www.w3.org/1998/Math/MathML">
  <semantics>
    <mrow>
      <mrow>
        <mrow>
          <mo stretchy="false">(</mo>
          <mrow>
            <mrow>
              <mrow>
                <mo stretchy="false">¬</mo>
                <mi>s</mi>
              </mrow>
              <mo stretchy="false">∧</mo>
              <mrow>
                <mo stretchy="false">¬</mo>
                <mi>r</mi>
              </mrow>
            </mrow>
          </mrow>
          <mo stretchy="false">)</mo>
        </mrow>
        <mo stretchy="false">→</mo>
        <mrow>
          <mo stretchy="false">¬</mo>
          <mi>p</mi>
        </mrow>
      </mrow>
    </mrow>
    <annotation encoding="StarMath 5.0">(neg s and neg r) toward neg p</annotation>
  </semantics>
</math>
</file>

<file path=Object 36/content.xml><?xml version="1.0" encoding="utf-8"?>
<math xmlns="http://www.w3.org/1998/Math/MathML">
  <semantics>
    <mrow>
      <mrow>
        <mi>p</mi>
        <mo stretchy="false">∧</mo>
        <mrow>
          <mo stretchy="false">¬</mo>
          <mi>p</mi>
        </mrow>
      </mrow>
    </mrow>
    <annotation encoding="StarMath 5.0">p and neg p</annotation>
  </semantics>
</math>
</file>

<file path=Object 37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38/content.xml><?xml version="1.0" encoding="utf-8"?>
<math xmlns="http://www.w3.org/1998/Math/MathML">
  <semantics>
    <mrow>
      <mi>p</mi>
      <mo stretchy="false">⇔</mo>
      <mi>q</mi>
    </mrow>
    <annotation encoding="StarMath 5.0">p dlrarrow q</annotation>
  </semantics>
</math>
</file>

<file path=Object 39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∧</mo>
        <mrow>
          <mo stretchy="false">¬</mo>
          <mi>q</mi>
        </mrow>
      </mrow>
    </mrow>
    <annotation encoding="StarMath 5.0">neg (p or q) dlrarrow neg p and neg q</annotation>
  </semantics>
</math>
</file>

<file path=Object 4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40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¬</mo>
          <mi>q</mi>
        </mrow>
      </mrow>
    </mrow>
    <annotation encoding="StarMath 5.0">neg (p and q) dlrarrow neg p or neg q</annotation>
  </semantics>
</math>
</file>

<file path=Object 41/content.xml><?xml version="1.0" encoding="utf-8"?>
<math xmlns="http://www.w3.org/1998/Math/MathML">
  <semantics>
    <mrow>
      <mrow>
        <mi>p</mi>
        <mo stretchy="false">∧</mo>
        <mrow>
          <mo stretchy="false">¬</mo>
          <mi>p</mi>
        </mrow>
      </mrow>
      <mo stretchy="false">⇔</mo>
      <mi>F</mi>
    </mrow>
    <annotation encoding="StarMath 5.0">p and neg p dlrarrow F</annotation>
  </semantics>
</math>
</file>

<file path=Object 42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row>
                <mrow>
                  <msub>
                    <mi>p</mi>
                    <mn>1</mn>
                  </msub>
                  <mo stretchy="false">∨</mo>
                  <msub>
                    <mi>p</mi>
                    <mn>2</mn>
                  </msub>
                </mrow>
                <mo stretchy="false">∨</mo>
                <mn>...</mn>
              </mrow>
              <mo stretchy="false">∨</mo>
              <msub>
                <mi>p</mi>
                <mi>n</mi>
              </msub>
            </mrow>
          </mrow>
          <mo stretchy="false">)</mo>
        </mrow>
      </mrow>
      <mo stretchy="false">⇔</mo>
      <mrow>
        <mrow>
          <mrow>
            <mrow>
              <mo stretchy="false">¬</mo>
              <msub>
                <mi>p</mi>
                <mn>1</mn>
              </msub>
            </mrow>
            <mo stretchy="false">∧</mo>
            <mrow>
              <mo stretchy="false">¬</mo>
              <msub>
                <mi>p</mi>
                <mn>2</mn>
              </msub>
            </mrow>
          </mrow>
          <mo stretchy="false">∧</mo>
          <mn>...</mn>
        </mrow>
        <mo stretchy="false">∧</mo>
        <mrow>
          <mo stretchy="false">¬</mo>
          <msub>
            <mi>p</mi>
            <mi>n</mi>
          </msub>
        </mrow>
      </mrow>
    </mrow>
    <annotation encoding="StarMath 5.0">neg (p_1 or p_2 or ... or p_n) dlrarrow neg p_1 and neg p_2 and ... and neg p_n</annotation>
  </semantics>
</math>
</file>

<file path=Object 43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row>
                <mrow>
                  <msub>
                    <mi>p</mi>
                    <mn>1</mn>
                  </msub>
                  <mo stretchy="false">∧</mo>
                  <msub>
                    <mi>p</mi>
                    <mn>2</mn>
                  </msub>
                </mrow>
                <mo stretchy="false">∧</mo>
                <mn>...</mn>
              </mrow>
              <mo stretchy="false">∧</mo>
              <msub>
                <mi>p</mi>
                <mi>n</mi>
              </msub>
            </mrow>
          </mrow>
          <mo stretchy="false">)</mo>
        </mrow>
      </mrow>
      <mo stretchy="false">⇔</mo>
      <mrow>
        <mrow>
          <mrow>
            <mrow>
              <mo stretchy="false">¬</mo>
              <msub>
                <mi>p</mi>
                <mn>1</mn>
              </msub>
            </mrow>
            <mo stretchy="false">∨</mo>
            <mrow>
              <mo stretchy="false">¬</mo>
              <msub>
                <mi>p</mi>
                <mn>2</mn>
              </msub>
            </mrow>
          </mrow>
          <mo stretchy="false">∨</mo>
          <mn>...</mn>
        </mrow>
        <mo stretchy="false">∨</mo>
        <mrow>
          <mo stretchy="false">¬</mo>
          <msub>
            <mi>p</mi>
            <mi>n</mi>
          </msub>
        </mrow>
      </mrow>
    </mrow>
    <annotation encoding="StarMath 5.0">neg (p_1 and p_2 and ... and p_n) dlrarrow neg p_1 or neg p_2 or ... or neg p_n</annotation>
  </semantics>
</math>
</file>

<file path=Object 44/content.xml><?xml version="1.0" encoding="utf-8"?>
<math xmlns="http://www.w3.org/1998/Math/MathML">
  <semantics>
    <mrow>
      <mrow>
        <mi>p</mi>
        <mo stretchy="false">∧</mo>
        <mi>T</mi>
      </mrow>
      <mo stretchy="false">⇔</mo>
      <mi>p</mi>
    </mrow>
    <annotation encoding="StarMath 5.0">p and T dlrarrow p</annotation>
  </semantics>
</math>
</file>

<file path=Object 45/content.xml><?xml version="1.0" encoding="utf-8"?>
<math xmlns="http://www.w3.org/1998/Math/MathML">
  <semantics>
    <mrow>
      <mrow>
        <mi>p</mi>
        <mo stretchy="false">∨</mo>
        <mi>F</mi>
      </mrow>
      <mo stretchy="false">⇔</mo>
      <mi>p</mi>
    </mrow>
    <annotation encoding="StarMath 5.0">p or F dlrarrow p</annotation>
  </semantics>
</math>
</file>

<file path=Object 46/content.xml><?xml version="1.0" encoding="utf-8"?>
<math xmlns="http://www.w3.org/1998/Math/MathML">
  <semantics>
    <mrow>
      <mrow>
        <mi>p</mi>
        <mo stretchy="false">∨</mo>
        <mi>T</mi>
      </mrow>
      <mo stretchy="false">⇔</mo>
      <mi>T</mi>
    </mrow>
    <annotation encoding="StarMath 5.0">p or T dlrarrow T</annotation>
  </semantics>
</math>
</file>

<file path=Object 47/content.xml><?xml version="1.0" encoding="utf-8"?>
<math xmlns="http://www.w3.org/1998/Math/MathML">
  <semantics>
    <mrow>
      <mrow>
        <mi>p</mi>
        <mo stretchy="false">∧</mo>
        <mi>F</mi>
      </mrow>
      <mo stretchy="false">⇔</mo>
      <mi>F</mi>
    </mrow>
    <annotation encoding="StarMath 5.0">p and F dlrarrow F</annotation>
  </semantics>
</math>
</file>

<file path=Object 48/content.xml><?xml version="1.0" encoding="utf-8"?>
<math xmlns="http://www.w3.org/1998/Math/MathML">
  <semantics>
    <mrow>
      <mrow>
        <mi>p</mi>
        <mo stretchy="false">∧</mo>
        <mi>p</mi>
      </mrow>
      <mo stretchy="false">⇔</mo>
      <mrow>
        <mi>p</mi>
        <mo stretchy="false">∨</mo>
        <mi>p</mi>
      </mrow>
      <mo stretchy="false">⇔</mo>
      <mi>p</mi>
    </mrow>
    <annotation encoding="StarMath 5.0">p and p dlrarrow p or p dlrarrow p</annotation>
  </semantics>
</math>
</file>

<file path=Object 49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o stretchy="false">¬</mo>
              <mi>p</mi>
            </mrow>
          </mrow>
          <mo stretchy="false">)</mo>
        </mrow>
      </mrow>
      <mo stretchy="false">⇔</mo>
      <mi>p</mi>
    </mrow>
    <annotation encoding="StarMath 5.0">neg (neg p) dlrarrow p</annotation>
  </semantics>
</math>
</file>

<file path=Object 5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50/content.xml><?xml version="1.0" encoding="utf-8"?>
<math xmlns="http://www.w3.org/1998/Math/MathML">
  <semantics>
    <mrow>
      <mrow>
        <mi>p</mi>
        <mo stretchy="false">∧</mo>
        <mi>q</mi>
      </mrow>
      <mo stretchy="false">⇔</mo>
      <mrow>
        <mi>q</mi>
        <mo stretchy="false">∧</mo>
        <mi>p</mi>
      </mrow>
    </mrow>
    <annotation encoding="StarMath 5.0">p and q dlrarrow q and p</annotation>
  </semantics>
</math>
</file>

<file path=Object 51/content.xml><?xml version="1.0" encoding="utf-8"?>
<math xmlns="http://www.w3.org/1998/Math/MathML">
  <semantics>
    <mrow>
      <mrow>
        <mi>p</mi>
        <mo stretchy="false">∨</mo>
        <mi>q</mi>
      </mrow>
      <mo stretchy="false">⇔</mo>
      <mrow>
        <mi>q</mi>
        <mo stretchy="false">∨</mo>
        <mi>p</mi>
      </mrow>
    </mrow>
    <annotation encoding="StarMath 5.0">p or q dlrarrow q or
 p</annotation>
  </semantics>
</math>
</file>

<file path=Object 52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∧</mo>
        <mi>r</mi>
      </mrow>
      <mo stretchy="false">⇔</mo>
      <mrow>
        <mi>p</mi>
        <mo stretchy="false">∧</mo>
        <mrow>
          <mo stretchy="false">(</mo>
          <mrow>
            <mrow>
              <mi>q</mi>
              <mo stretchy="false">∧</mo>
              <mi>r</mi>
            </mrow>
          </mrow>
          <mo stretchy="false">)</mo>
        </mrow>
      </mrow>
    </mrow>
    <annotation encoding="StarMath 5.0">(p and q) and r dlrarrow p and (q and r)</annotation>
  </semantics>
</math>
</file>

<file path=Object 53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∨</mo>
        <mi>r</mi>
      </mrow>
      <mo stretchy="false">⇔</mo>
      <mrow>
        <mi>p</mi>
        <mo stretchy="false">∨</mo>
        <mrow>
          <mo stretchy="false">(</mo>
          <mrow>
            <mrow>
              <mi>q</mi>
              <mo stretchy="false">∨</mo>
              <mi>r</mi>
            </mrow>
          </mrow>
          <mo stretchy="false">)</mo>
        </mrow>
      </mrow>
    </mrow>
    <annotation encoding="StarMath 5.0">(p or q) or r dlrarrow p or (q or r)</annotation>
  </semantics>
</math>
</file>

<file path=Object 54/content.xml><?xml version="1.0" encoding="utf-8"?>
<math xmlns="http://www.w3.org/1998/Math/MathML">
  <semantics>
    <mrow>
      <mrow>
        <mi>p</mi>
        <mo stretchy="false">∧</mo>
        <mrow>
          <mo stretchy="false">(</mo>
          <mrow>
            <mrow>
              <mi>q</mi>
              <mo stretchy="false">∨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∨</mo>
        <mrow>
          <mo stretchy="false">(</mo>
          <mrow>
            <mrow>
              <mi>p</mi>
              <mo stretchy="false">∧</mo>
              <mi>r</mi>
            </mrow>
          </mrow>
          <mo stretchy="false">)</mo>
        </mrow>
      </mrow>
    </mrow>
    <annotation encoding="StarMath 5.0">p and (q or r) dlrarrow (p and q) or (p and r)</annotation>
  </semantics>
</math>
</file>

<file path=Object 55/content.xml><?xml version="1.0" encoding="utf-8"?>
<math xmlns="http://www.w3.org/1998/Math/MathML">
  <semantics>
    <mrow>
      <mrow>
        <mi>p</mi>
        <mo stretchy="false">∨</mo>
        <mrow>
          <mo stretchy="false">(</mo>
          <mrow>
            <mrow>
              <mi>q</mi>
              <mo stretchy="false">∧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∧</mo>
        <mrow>
          <mo stretchy="false">(</mo>
          <mrow>
            <mrow>
              <mi>p</mi>
              <mo stretchy="false">∨</mo>
              <mi>r</mi>
            </mrow>
          </mrow>
          <mo stretchy="false">)</mo>
        </mrow>
      </mrow>
    </mrow>
    <annotation encoding="StarMath 5.0">p or (q and r) dlrarrow (p or q) and (p or r)</annotation>
  </semantics>
</math>
</file>

<file path=Object 56/content.xml><?xml version="1.0" encoding="utf-8"?>
<math xmlns="http://www.w3.org/1998/Math/MathML">
  <semantics>
    <mrow>
      <mrow>
        <mi>p</mi>
        <mo stretchy="false">∨</mo>
        <mrow>
          <mo stretchy="false">¬</mo>
          <mi>p</mi>
        </mrow>
      </mrow>
      <mo stretchy="false">⇔</mo>
      <mi>T</mi>
    </mrow>
    <annotation encoding="StarMath 5.0">p or neg p dlrarrow T</annotation>
  </semantics>
</math>
</file>

<file path=Object 57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→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</mrow>
    <annotation encoding="StarMath 5.0">(p and q) toward (p or q)</annotation>
  </semantics>
</math>
</file>

<file path=Object 58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→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row>
            <mo stretchy="false">(</mo>
            <mrow>
              <mrow>
                <mi>p</mi>
                <mo stretchy="false">∧</mo>
                <mi>q</mi>
              </mrow>
            </mrow>
            <mo stretchy="false">)</mo>
          </mrow>
        </mrow>
        <mo stretchy="false">∨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(</mo>
          <mrow>
            <mrow>
              <mrow>
                <mo stretchy="false">¬</mo>
                <mi>p</mi>
              </mrow>
              <mo stretchy="false">∨</mo>
              <mrow>
                <mo stretchy="false">¬</mo>
                <mi>q</mi>
              </mrow>
            </mrow>
          </mrow>
          <mo stretchy="false">)</mo>
        </mrow>
        <mo stretchy="false">∨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¬</mo>
                <mi>q</mi>
              </mrow>
              <mo stretchy="false">∨</mo>
              <mrow>
                <mo stretchy="false">(</mo>
                <mrow>
                  <mrow>
                    <mi>p</mi>
                    <mo stretchy="false">∨</mo>
                    <mi>q</mi>
                  </mrow>
                </mrow>
                <mo stretchy="false">)</mo>
              </mrow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¬</mo>
                <mi>q</mi>
              </mrow>
              <mo stretchy="false">∨</mo>
              <mrow>
                <mo stretchy="false">(</mo>
                <mrow>
                  <mrow>
                    <mi>q</mi>
                    <mo stretchy="false">∨</mo>
                    <mi>p</mi>
                  </mrow>
                </mrow>
                <mo stretchy="false">)</mo>
              </mrow>
            </mrow>
          </mrow>
          <mo stretchy="false">)</mo>
        </mrow>
      </mrow>
      <mo stretchy="false">⇔</mo>
    </mrow>
    <annotation encoding="StarMath 5.0">(p and q) toward (p or q) dlrarrow

neg (p and q) or (p or q) dlrarrow

(neg p or neg q) or (p or q) dlrarrow
neg p or (neg q or (p or q)) dlrarrow
neg p or (neg q or (q or p)) dlrarrow
</annotation>
  </semantics>
</math>
</file>

<file path=Object 59/content.xml><?xml version="1.0" encoding="utf-8"?>
<math xmlns="http://www.w3.org/1998/Math/MathML">
  <semantics>
    <mrow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(</mo>
                <mrow>
                  <mrow>
                    <mrow>
                      <mo stretchy="false">¬</mo>
                      <mi>q</mi>
                    </mrow>
                    <mo stretchy="false">∨</mo>
                    <mi>q</mi>
                  </mrow>
                </mrow>
                <mo stretchy="false">)</mo>
              </mrow>
              <mo stretchy="false">∨</mo>
              <mi>p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i>T</mi>
              <mo stretchy="false">∨</mo>
              <mi>p</mi>
            </mrow>
          </mrow>
          <mo stretchy="false">)</mo>
        </mrow>
      </mrow>
      <mo stretchy="false">⇔</mo>
      <mi>T</mi>
    </mrow>
    <annotation encoding="StarMath 5.0">neg p or ((neg q or q) or p) dlrarrow
neg p or (T or p) dlrarrow T</annotation>
  </semantics>
</math>
</file>

<file path=Object 6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60/content.xml><?xml version="1.0" encoding="utf-8"?>
<math xmlns="http://www.w3.org/1998/Math/MathML">
  <semantics>
    <mrow>
      <msub>
        <mi>x</mi>
        <mn>1,</mn>
      </msub>
      <msub>
        <mi>x</mi>
        <mn>2,.</mn>
      </msub>
      <mn>..</mn>
      <mi>,</mi>
      <msub>
        <mi>x</mi>
        <mi>n</mi>
      </msub>
    </mrow>
    <annotation encoding="StarMath 5.0">x_1,x_2,...,x_n</annotation>
  </semantics>
</math>
</file>

<file path=Object 61/content.xml><?xml version="1.0" encoding="utf-8"?>
<math xmlns="http://www.w3.org/1998/Math/MathML">
  <semantics>
    <mrow>
      <mi>P</mi>
      <mrow>
        <mo stretchy="false">(</mo>
        <mrow>
          <msub>
            <mi>x</mi>
            <mn>1,</mn>
          </msub>
          <msub>
            <mi>x</mi>
            <mn>2,.</mn>
          </msub>
          <mn>..</mn>
          <mi>,</mi>
          <msub>
            <mi>x</mi>
            <mi>n</mi>
          </msub>
        </mrow>
        <mo stretchy="false">)</mo>
      </mrow>
    </mrow>
    <annotation encoding="StarMath 5.0">P(x_1,x_2,...,x_n)</annotation>
  </semantics>
</math>
</file>

<file path=Object 62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63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  <mo stretchy="false">⇔</mo>
      <mi>P</mi>
      <mrow>
        <mrow>
          <mo stretchy="false">(</mo>
          <mrow>
            <msub>
              <mi>x</mi>
              <mn>1</mn>
            </msub>
          </mrow>
          <mo stretchy="false">)</mo>
        </mrow>
        <mo stretchy="false">∧</mo>
        <mi>p</mi>
      </mrow>
      <mrow>
        <mrow>
          <mrow>
            <mo stretchy="false">(</mo>
            <mrow>
              <msub>
                <mi>x</mi>
                <mn>2</mn>
              </msub>
            </mrow>
            <mo stretchy="false">)</mo>
          </mrow>
          <mo stretchy="false">∧</mo>
          <mn>...</mn>
        </mrow>
        <mo stretchy="false">∧</mo>
        <mi>p</mi>
      </mrow>
      <mrow>
        <mo stretchy="false">(</mo>
        <mrow>
          <msub>
            <mi>x</mi>
            <mi>n</mi>
          </msub>
        </mrow>
        <mo stretchy="false">)</mo>
      </mrow>
    </mrow>
    <annotation encoding="StarMath 5.0">forall x P(x) dlrarrow P(x_1) and p(x_2) and ... and p(x_n)</annotation>
  </semantics>
</math>
</file>

<file path=Object 64/content.xml><?xml version="1.0" encoding="utf-8"?>
<math xmlns="http://www.w3.org/1998/Math/MathML">
  <semantics>
    <mrow>
      <msub>
        <mi>x</mi>
        <mn>1,</mn>
      </msub>
      <msub>
        <mi>x</mi>
        <mn>2,</mn>
      </msub>
      <mn>...</mn>
      <mi>,</mi>
      <msub>
        <mi>x</mi>
        <mi>n</mi>
      </msub>
    </mrow>
    <annotation encoding="StarMath 5.0">x_1, x_2, ..., x_n</annotation>
  </semantics>
</math>
</file>

<file path=Object 65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</mrow>
    <annotation encoding="StarMath 5.0">exists x P(x)</annotation>
  </semantics>
</math>
</file>

<file path=Object 66/content.xml><?xml version="1.0" encoding="utf-8"?>
<math xmlns="http://www.w3.org/1998/Math/MathML">
  <semantics>
    <mrow>
      <msub>
        <mi>x</mi>
        <mn>1,</mn>
      </msub>
      <msub>
        <mi>x</mi>
        <mn>2,</mn>
      </msub>
      <mn>...</mn>
      <mi>,</mi>
      <msub>
        <mi>x</mi>
        <mi>n</mi>
      </msub>
    </mrow>
    <annotation encoding="StarMath 5.0">x_1, x_2, ..., x_n</annotation>
  </semantics>
</math>
</file>

<file path=Object 67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  <mo stretchy="false">⇔</mo>
      <mi>P</mi>
      <mrow>
        <mrow>
          <mo stretchy="false">(</mo>
          <mrow>
            <msub>
              <mi>x</mi>
              <mn>1</mn>
            </msub>
          </mrow>
          <mo stretchy="false">)</mo>
        </mrow>
        <mo stretchy="false">∨</mo>
        <mi>p</mi>
      </mrow>
      <mrow>
        <mrow>
          <mrow>
            <mo stretchy="false">(</mo>
            <mrow>
              <msub>
                <mi>x</mi>
                <mn>2</mn>
              </msub>
            </mrow>
            <mo stretchy="false">)</mo>
          </mrow>
          <mo stretchy="false">∨</mo>
          <mn>...</mn>
        </mrow>
        <mo stretchy="false">∨</mo>
        <mi>p</mi>
      </mrow>
      <mrow>
        <mo stretchy="false">(</mo>
        <mrow>
          <msub>
            <mi>x</mi>
            <mi>n</mi>
          </msub>
        </mrow>
        <mo stretchy="false">)</mo>
      </mrow>
    </mrow>
    <annotation encoding="StarMath 5.0">exists x P(x) dlrarrow P(x_1) or p(x_2) or ... or p(x_n)</annotation>
  </semantics>
</math>
</file>

<file path=Object 68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69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</mrow>
    <annotation encoding="StarMath 5.0">exists x P(x)</annotation>
  </semantics>
</math>
</file>

<file path=Object 7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70/content.xml><?xml version="1.0" encoding="utf-8"?>
<math xmlns="http://www.w3.org/1998/Math/MathML">
  <semantics>
    <mrow>
      <mo stretchy="false">∀</mo>
      <mi>x</mi>
      <mo stretchy="false">∃</mo>
      <mi>y</mi>
      <mi>B</mi>
      <mrow>
        <mo stretchy="false">(</mo>
        <mrow>
          <mi>x</mi>
          <mi>,</mi>
          <mi>y</mi>
        </mrow>
        <mo stretchy="false">)</mo>
      </mrow>
    </mrow>
    <annotation encoding="StarMath 5.0">forall x exists y B(x, y)</annotation>
  </semantics>
</math>
</file>

<file path=Object 71/content.xml><?xml version="1.0" encoding="utf-8"?>
<math xmlns="http://www.w3.org/1998/Math/MathML">
  <semantics>
    <mrow>
      <mo stretchy="false">∀</mo>
      <mi>x</mi>
      <mo stretchy="false">∃</mo>
      <mi>y</mi>
      <mrow>
        <mo stretchy="false">(</mo>
        <mrow>
          <mi>B</mi>
          <mrow>
            <mrow>
              <mo stretchy="false">(</mo>
              <mrow>
                <mi>x</mi>
                <mi>,</mi>
                <mi>y</mi>
              </mrow>
              <mo stretchy="false">)</mo>
            </mrow>
            <mo stretchy="false">∧</mo>
            <mo stretchy="false">∀</mo>
          </mrow>
          <mi>z</mi>
          <mrow>
            <mrow>
              <mo stretchy="false">(</mo>
              <mrow>
                <mrow>
                  <mi>z</mi>
                  <mo stretchy="false">≠</mo>
                  <mi>y</mi>
                </mrow>
              </mrow>
              <mo stretchy="false">)</mo>
            </mrow>
            <mo stretchy="false">→</mo>
            <mrow>
              <mo stretchy="false">¬</mo>
              <mi>B</mi>
            </mrow>
          </mrow>
          <mrow>
            <mo stretchy="false">(</mo>
            <mrow>
              <mi>x</mi>
              <mi>,</mi>
              <mi>z</mi>
            </mrow>
            <mo stretchy="false">)</mo>
          </mrow>
        </mrow>
        <mo stretchy="false">)</mo>
      </mrow>
    </mrow>
    <annotation encoding="StarMath 5.0">forall x exists y (B(x, y) and forall z (z &lt;&gt; y) toward neg B(x, z))</annotation>
  </semantics>
</math>
</file>

<file path=Object 72/content.xml><?xml version="1.0" encoding="utf-8"?>
<math xmlns="http://www.w3.org/1998/Math/MathML">
  <semantics>
    <mrow>
      <mo stretchy="false">∃</mo>
      <mi>w</mi>
      <mo stretchy="false">∀</mo>
      <mi>a</mi>
      <mo stretchy="false">∃</mo>
      <mi>f</mi>
      <mrow>
        <mo stretchy="false">(</mo>
        <mrow>
          <mi>P</mi>
          <mrow>
            <mrow>
              <mo stretchy="false">(</mo>
              <mrow>
                <mi>w</mi>
                <mi>,</mi>
                <mi>f</mi>
              </mrow>
              <mo stretchy="false">)</mo>
            </mrow>
            <mo stretchy="false">∧</mo>
            <mi>Q</mi>
          </mrow>
          <mrow>
            <mo stretchy="false">(</mo>
            <mrow>
              <mi>f</mi>
              <mi>,</mi>
              <mi>a</mi>
            </mrow>
            <mo stretchy="false">)</mo>
          </mrow>
        </mrow>
        <mo stretchy="false">)</mo>
      </mrow>
    </mrow>
    <annotation encoding="StarMath 5.0">exists w forall a exists f(P(w, f) and Q(f, a))</annotation>
  </semantics>
</math>
</file>

<file path=Object 73/content.xml><?xml version="1.0" encoding="utf-8"?>
<math xmlns="http://www.w3.org/1998/Math/MathML">
  <semantics>
    <mrow>
      <mo stretchy="false">∀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→</mo>
            <mi>Q</mi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forall x (P(x) toward Q(x))</annotation>
  </semantics>
</math>
</file>

<file path=Object 74/content.xml><?xml version="1.0" encoding="utf-8"?>
<math xmlns="http://www.w3.org/1998/Math/MathML">
  <semantics>
    <mrow>
      <mo stretchy="false">∃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→</mo>
            <mrow>
              <mo stretchy="false">¬</mo>
              <mi>R</mi>
            </mrow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exists x (P(x) toward neg R(x))</annotation>
  </semantics>
</math>
</file>

<file path=Object 75/content.xml><?xml version="1.0" encoding="utf-8"?>
<math xmlns="http://www.w3.org/1998/Math/MathML">
  <semantics>
    <mrow>
      <mo stretchy="false">∀</mo>
      <mi>x</mi>
      <mo stretchy="false">∃</mo>
      <mi>y</mi>
      <mi>Q</mi>
      <mrow>
        <mo stretchy="false">(</mo>
        <mrow>
          <mi>x</mi>
          <mi>,</mi>
          <mi>y</mi>
        </mrow>
        <mo stretchy="false">)</mo>
      </mrow>
    </mrow>
    <annotation encoding="StarMath 5.0">forall x exists y Q(x, y)</annotation>
  </semantics>
</math>
</file>

<file path=Object 76/content.xml><?xml version="1.0" encoding="utf-8"?>
<math xmlns="http://www.w3.org/1998/Math/MathML">
  <semantics>
    <mrow>
      <mo stretchy="false">∃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∧</mo>
            <mrow>
              <mo stretchy="false">¬</mo>
              <mi>R</mi>
            </mrow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exists x (P(x) and neg R(x))</annotation>
  </semantics>
</math>
</file>

<file path=Object 77/content.xml><?xml version="1.0" encoding="utf-8"?>
<math xmlns="http://www.w3.org/1998/Math/MathML">
  <semantics>
    <mrow>
      <mo stretchy="false">∃</mo>
      <mi>y</mi>
      <mo stretchy="false">∀</mo>
      <mi>x</mi>
      <mi>Q</mi>
      <mrow>
        <mo stretchy="false">(</mo>
        <mrow>
          <mi>x</mi>
          <mi>,</mi>
          <mi>y</mi>
        </mrow>
        <mo stretchy="false">)</mo>
      </mrow>
    </mrow>
    <annotation encoding="StarMath 5.0">exists y forall x Q(x, y)</annotation>
  </semantics>
</math>
</file>

<file path=Object 78/content.xml><?xml version="1.0" encoding="utf-8"?>
<math xmlns="http://www.w3.org/1998/Math/MathML">
  <semantics>
    <mrow>
      <mo stretchy="false">∀</mo>
      <mi>x</mi>
      <mo stretchy="false">∃</mo>
      <mi>y</mi>
      <mi>Q</mi>
      <mrow>
        <mo stretchy="false">(</mo>
        <mrow>
          <mi>x</mi>
          <mi>,</mi>
          <mi>y</mi>
        </mrow>
        <mo stretchy="false">)</mo>
      </mrow>
    </mrow>
    <annotation encoding="StarMath 5.0">forall x exists y Q(x, y)</annotation>
  </semantics>
</math>
</file>

<file path=Object 79/content.xml><?xml version="1.0" encoding="utf-8"?>
<math xmlns="http://www.w3.org/1998/Math/MathML">
  <semantics>
    <mrow>
      <mo stretchy="false">∃</mo>
      <mi>y</mi>
      <mo stretchy="false">∀</mo>
      <mi>x</mi>
      <mi>Q</mi>
      <mrow>
        <mo stretchy="false">(</mo>
        <mrow>
          <mi>x</mi>
          <mi>,</mi>
          <mi>y</mi>
        </mrow>
        <mo stretchy="false">)</mo>
      </mrow>
    </mrow>
    <annotation encoding="StarMath 5.0">exists y forall x Q(x, y)</annotation>
  </semantics>
</math>
</file>

<file path=Object 8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80/content.xml><?xml version="1.0" encoding="utf-8"?>
<math xmlns="http://www.w3.org/1998/Math/MathML">
  <semantics>
    <mrow>
      <mo stretchy="false">∀</mo>
      <mi>x</mi>
      <mo stretchy="false">∃</mo>
      <mi>y</mi>
      <mi>Q</mi>
      <mrow>
        <mo stretchy="false">(</mo>
        <mrow>
          <mi>x</mi>
          <mi>,</mi>
          <mi>y</mi>
        </mrow>
        <mo stretchy="false">)</mo>
      </mrow>
    </mrow>
    <annotation encoding="StarMath 5.0">forall x exists y Q(x, y)</annotation>
  </semantics>
</math>
</file>

<file path=Object 81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82/content.xml><?xml version="1.0" encoding="utf-8"?>
<math xmlns="http://www.w3.org/1998/Math/MathML">
  <semantics>
    <mrow>
      <mrow>
        <mo stretchy="false">¬</mo>
        <mo stretchy="false">∀</mo>
      </mrow>
      <mi>x</mi>
      <mi>P</mi>
      <mrow>
        <mo stretchy="false">(</mo>
        <mrow>
          <mi>x</mi>
        </mrow>
        <mo stretchy="false">)</mo>
      </mrow>
      <mo stretchy="false">⇔</mo>
      <mo stretchy="false">∃</mo>
      <mi>x</mi>
      <mrow>
        <mo stretchy="false">¬</mo>
        <mi>P</mi>
      </mrow>
      <mrow>
        <mo stretchy="false">(</mo>
        <mrow>
          <mi>x</mi>
        </mrow>
        <mo stretchy="false">)</mo>
      </mrow>
    </mrow>
    <annotation encoding="StarMath 5.0">neg forall x P(x) dlrarrow exists x neg P(x)</annotation>
  </semantics>
</math>
</file>

<file path=Object 83/content.xml><?xml version="1.0" encoding="utf-8"?>
<math xmlns="http://www.w3.org/1998/Math/MathML">
  <semantics>
    <mrow>
      <mo stretchy="false">∀</mo>
    </mrow>
    <annotation encoding="StarMath 5.0">forall</annotation>
  </semantics>
</math>
</file>

<file path=Object 84/content.xml><?xml version="1.0" encoding="utf-8"?>
<math xmlns="http://www.w3.org/1998/Math/MathML">
  <semantics>
    <mrow>
      <mo stretchy="false">∃</mo>
    </mrow>
    <annotation encoding="StarMath 5.0">exists</annotation>
  </semantics>
</math>
</file>

<file path=Object 85/content.xml><?xml version="1.0" encoding="utf-8"?>
<math xmlns="http://www.w3.org/1998/Math/MathML">
  <semantics>
    <mrow>
      <mrow>
        <mo stretchy="false">¬</mo>
        <mo stretchy="false">∃</mo>
      </mrow>
      <mi>x</mi>
      <mi>P</mi>
      <mrow>
        <mo stretchy="false">(</mo>
        <mrow>
          <mi>x</mi>
        </mrow>
        <mo stretchy="false">)</mo>
      </mrow>
      <mo stretchy="false">⇔</mo>
      <mo stretchy="false">∀</mo>
      <mi>x</mi>
      <mrow>
        <mo stretchy="false">¬</mo>
        <mi>P</mi>
      </mrow>
      <mrow>
        <mo stretchy="false">(</mo>
        <mrow>
          <mi>x</mi>
        </mrow>
        <mo stretchy="false">)</mo>
      </mrow>
    </mrow>
    <annotation encoding="StarMath 5.0">neg exists x P(x) dlrarrow forall x neg P(x)</annotation>
  </semantics>
</math>
</file>

<file path=Object 86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87/content.xml><?xml version="1.0" encoding="utf-8"?>
<math xmlns="http://www.w3.org/1998/Math/MathML">
  <semantics>
    <mrow>
      <mrow>
        <mi>a</mi>
        <mo stretchy="false">∉</mo>
        <mi>A</mi>
      </mrow>
    </mrow>
    <annotation encoding="StarMath 5.0">a notin A</annotation>
  </semantics>
</math>
</file>

<file path=Object 88/content.xml><?xml version="1.0" encoding="utf-8"?>
<math xmlns="http://www.w3.org/1998/Math/MathML">
  <semantics>
    <mrow>
      <mrow>
        <mi>A</mi>
        <mo stretchy="false">⊂</mo>
        <mi>B</mi>
      </mrow>
    </mrow>
    <annotation encoding="StarMath 5.0">A subset B</annotation>
  </semantics>
</math>
</file>

<file path=Object 89/content.xml><?xml version="1.0" encoding="utf-8"?>
<math xmlns="http://www.w3.org/1998/Math/MathML">
  <semantics>
    <mrow>
      <mrow>
        <mi>A</mi>
        <mo stretchy="false">⊄</mo>
        <mi>B</mi>
      </mrow>
    </mrow>
    <annotation encoding="StarMath 5.0">A nsubset B</annotation>
  </semantics>
</math>
</file>

<file path=Object 9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90/content.xml><?xml version="1.0" encoding="utf-8"?>
<math xmlns="http://www.w3.org/1998/Math/MathML">
  <semantics>
    <mrow>
      <mrow>
        <mi>A</mi>
        <mo stretchy="false">⊃</mo>
        <mi>B</mi>
      </mrow>
    </mrow>
    <annotation encoding="StarMath 5.0">A supset B</annotation>
  </semantics>
</math>
</file>

<file path=Object 91/content.xml><?xml version="1.0" encoding="utf-8"?>
<math xmlns="http://www.w3.org/1998/Math/MathML">
  <semantics>
    <mrow>
      <mrow>
        <mi>A</mi>
        <mo stretchy="false">⊆</mo>
        <mi>B</mi>
      </mrow>
    </mrow>
    <annotation encoding="StarMath 5.0">A subseteq B</annotation>
  </semantics>
</math>
</file>

<file path=Object 92/content.xml><?xml version="1.0" encoding="utf-8"?>
<math xmlns="http://www.w3.org/1998/Math/MathML">
  <semantics>
    <mrow>
      <mrow>
        <mi>A</mi>
        <mo stretchy="false">⊇</mo>
        <mi>B</mi>
      </mrow>
    </mrow>
    <annotation encoding="StarMath 5.0">A supseteq B</annotation>
  </semantics>
</math>
</file>

<file path=Object 93/content.xml><?xml version="1.0" encoding="utf-8"?>
<math xmlns="http://www.w3.org/1998/Math/MathML">
  <semantics>
    <mrow>
      <mrow>
        <mi>A</mi>
        <mo stretchy="false">⊅</mo>
        <mi>B</mi>
      </mrow>
    </mrow>
    <annotation encoding="StarMath 5.0">A nsupset B</annotation>
  </semantics>
</math>
</file>

<file path=Object 94/content.xml><?xml version="1.0" encoding="utf-8"?>
<math xmlns="http://www.w3.org/1998/Math/MathML">
  <semantics>
    <mrow>
      <mrow>
        <mi>A</mi>
        <mo stretchy="false">⊆</mo>
        <mi>B</mi>
      </mrow>
    </mrow>
    <annotation encoding="StarMath 5.0">A subseteq B</annotation>
  </semantics>
</math>
</file>

<file path=Object 95/content.xml><?xml version="1.0" encoding="utf-8"?>
<math xmlns="http://www.w3.org/1998/Math/MathML">
  <semantics>
    <mrow>
      <mo stretchy="false">∅</mo>
    </mrow>
    <annotation encoding="StarMath 5.0">emptyset</annotation>
  </semantics>
</math>
</file>

<file path=Object 96/content.xml><?xml version="1.0" encoding="utf-8"?>
<math xmlns="http://www.w3.org/1998/Math/MathML">
  <semantics>
    <mrow>
      <mrow>
        <mo stretchy="false">∅</mo>
        <mo stretchy="false">⊆</mo>
        <mi>A</mi>
      </mrow>
    </mrow>
    <annotation encoding="StarMath 5.0">emptyset subseteq A</annotation>
  </semantics>
</math>
</file>

<file path=Object 97/content.xml><?xml version="1.0" encoding="utf-8"?>
<math xmlns="http://www.w3.org/1998/Math/MathML">
  <semantics>
    <mrow>
      <mrow>
        <mi>A</mi>
        <mo stretchy="false">⊂</mo>
        <mi>B</mi>
      </mrow>
    </mrow>
    <annotation encoding="StarMath 5.0">A subset B</annotation>
  </semantics>
</math>
</file>

<file path=Object 98/content.xml><?xml version="1.0" encoding="utf-8"?>
<math xmlns="http://www.w3.org/1998/Math/MathML">
  <semantics>
    <mrow>
      <mo stretchy="false">∀</mo>
      <mi>x</mi>
      <mrow>
        <mo stretchy="false">(</mo>
        <mrow>
          <mrow>
            <mi>x</mi>
            <mo stretchy="false">∈</mo>
            <mi>A</mi>
          </mrow>
          <mo stretchy="false">→</mo>
          <mrow>
            <mi>x</mi>
            <mo stretchy="false">∈</mo>
            <mi>B</mi>
          </mrow>
        </mrow>
        <mo stretchy="false">)</mo>
      </mrow>
    </mrow>
    <annotation encoding="StarMath 5.0">forall x (x in A rightarrow x in B)</annotation>
  </semantics>
</math>
</file>

<file path=Object 99/content.xml><?xml version="1.0" encoding="utf-8"?>
<math xmlns="http://www.w3.org/1998/Math/MathML">
  <semantics>
    <mrow>
      <mrow>
        <mi>A</mi>
        <mo stretchy="false">⊆</mo>
        <mi>B</mi>
      </mrow>
      <mi>,</mi>
      <mrow>
        <mi>B</mi>
        <mo stretchy="false">⊆</mo>
        <mi>A</mi>
      </mrow>
    </mrow>
    <annotation encoding="StarMath 5.0">A subseteq B, B subseteq A</annotation>
  </semantics>
</math>
</file>